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124cm"/>
    </style:style>
    <style:style style:name="co3" style:family="table-column">
      <style:table-column-properties fo:break-before="auto" style:column-width="2.205cm"/>
    </style:style>
    <style:style style:name="co4" style:family="table-column">
      <style:table-column-properties fo:break-before="auto" style:column-width="2.94cm"/>
    </style:style>
    <style:style style:name="co5" style:family="table-column">
      <style:table-column-properties fo:break-before="auto" style:column-width="2.023cm"/>
    </style:style>
    <style:style style:name="co6" style:family="table-column">
      <style:table-column-properties fo:break-before="auto" style:column-width="1.833cm"/>
    </style:style>
    <style:style style:name="co7" style:family="table-column">
      <style:table-column-properties fo:break-before="auto" style:column-width="1.559cm"/>
    </style:style>
    <style:style style:name="co8" style:family="table-column">
      <style:table-column-properties fo:break-before="auto" style:column-width="1.753cm"/>
    </style:style>
    <style:style style:name="co9" style:family="table-column">
      <style:table-column-properties fo:break-before="auto" style:column-width="1.815cm"/>
    </style:style>
    <style:style style:name="co10" style:family="table-column">
      <style:table-column-properties fo:break-before="auto" style:column-width="1.51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2" style:family="table-cell" style:parent-style-name="Default" style:data-style-name="N109"/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11" style:family="table-cell" style:parent-style-name="Default">
      <style:table-cell-properties fo:wrap-option="wrap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2019 experiments" table:style-name="ta1">
        <table:shapes>
          <draw:frame draw:z-index="0" draw:style-name="gr1" draw:text-style-name="P1" svg:width="19.691cm" svg:height="10.448cm" svg:x="9.88cm" svg:y="0.61cm">
            <draw:object draw:notify-on-update-of-ranges="'2019 experiments'.A7:'2019 experiments'.A27 '2019 experiments'.B2:'2019 experiments'.B2 '2019 experiments'.B7:'2019 experiments'.B27 '2019 experiments'.C2:'2019 experiments'.C2 '2019 experiments'.C7:'2019 experiments'.C27 '2019 experiments'.D2:'2019 experiments'.D2 '2019 experiments'.D7:'2019 experiments'.D2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row table:style-name="ro1">
          <table:table-cell table:style-name="ce1" office:value-type="string" calcext:value-type="string" table:number-columns-spanned="4" table:number-rows-spanned="1">
            <text:p>CPU: Intel(R) Core(TM) i3-2367M CPU @ 1.40GHz</text:p>
          </table:table-cell>
          <table:covered-table-cell table:number-columns-repeated="3" table:style-name="ce4"/>
        </table:table-row>
        <table:table-row table:style-name="ro1">
          <table:table-cell table:style-name="ce4" office:value-type="string" calcext:value-type="string" table:number-columns-spanned="1" table:number-rows-spanned="3">
            <text:p>working set size, bytes</text:p>
          </table:table-cell>
          <table:table-cell table:style-name="ce4" office:value-type="string" calcext:value-type="string" table:number-columns-spanned="1" table:number-rows-spanned="3">
            <text:p>read node, cycles</text:p>
          </table:table-cell>
          <table:table-cell table:style-name="ce4" office:value-type="string" calcext:value-type="string" table:number-columns-spanned="1" table:number-rows-spanned="3">
            <text:p>read node cache size, cycles</text:p>
          </table:table-cell>
          <table:table-cell table:style-name="ce4" office:value-type="string" calcext:value-type="string" table:number-columns-spanned="1" table:number-rows-spanned="3">
            <text:p>read node cache size, data at end, cycles</text:p>
          </table:table-cell>
        </table:table-row>
        <table:table-row table:style-name="ro1">
          <table:covered-table-cell/>
          <table:covered-table-cell table:number-columns-repeated="3" table:style-name="ce4"/>
        </table:table-row>
        <table:table-row table:style-name="ro1">
          <table:covered-table-cell/>
          <table:covered-table-cell table:number-columns-repeated="3" table:style-name="Default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.093" calcext:value-type="float">
            <text:p>4,093</text:p>
          </table:table-cell>
          <table:table-cell table:number-columns-repeated="2" office:value-type="float" office:value="0" calcext:value-type="float">
            <text:p>0,00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.095" calcext:value-type="float">
            <text:p>4,095</text:p>
          </table:table-cell>
          <table:table-cell office:value-type="float" office:value="4.096" calcext:value-type="float">
            <text:p>4,096</text:p>
          </table:table-cell>
          <table:table-cell office:value-type="float" office:value="4.064" calcext:value-type="float">
            <text:p>4,064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4.108" calcext:value-type="float">
            <text:p>4,108</text:p>
          </table:table-cell>
          <table:table-cell office:value-type="float" office:value="4.075" calcext:value-type="float">
            <text:p>4,075</text:p>
          </table:table-cell>
          <table:table-cell office:value-type="float" office:value="4.056" calcext:value-type="float">
            <text:p>4,056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4.103" calcext:value-type="float">
            <text:p>4,103</text:p>
          </table:table-cell>
          <table:table-cell office:value-type="float" office:value="4.078" calcext:value-type="float">
            <text:p>4,078</text:p>
          </table:table-cell>
          <table:table-cell office:value-type="float" office:value="4.08" calcext:value-type="float">
            <text:p>4,080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4.117" calcext:value-type="float">
            <text:p>4,117</text:p>
          </table:table-cell>
          <table:table-cell office:value-type="float" office:value="4.085" calcext:value-type="float">
            <text:p>4,085</text:p>
          </table:table-cell>
          <table:table-cell office:value-type="float" office:value="4.072" calcext:value-type="float">
            <text:p>4,072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4.109" calcext:value-type="float">
            <text:p>4,109</text:p>
          </table:table-cell>
          <table:table-cell office:value-type="float" office:value="4.092" calcext:value-type="float">
            <text:p>4,092</text:p>
          </table:table-cell>
          <table:table-cell office:value-type="float" office:value="4.068" calcext:value-type="float">
            <text:p>4,068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4.11" calcext:value-type="float">
            <text:p>4,110</text:p>
          </table:table-cell>
          <table:table-cell office:value-type="float" office:value="4.098" calcext:value-type="float">
            <text:p>4,098</text:p>
          </table:table-cell>
          <table:table-cell office:value-type="float" office:value="4.07" calcext:value-type="float">
            <text:p>4,070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4.069" calcext:value-type="float">
            <text:p>4,069</text:p>
          </table:table-cell>
          <table:table-cell office:value-type="float" office:value="4.101" calcext:value-type="float">
            <text:p>4,101</text:p>
          </table:table-cell>
          <table:table-cell office:value-type="float" office:value="4.085" calcext:value-type="float">
            <text:p>4,085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4.156" calcext:value-type="float">
            <text:p>4,156</text:p>
          </table:table-cell>
          <table:table-cell office:value-type="float" office:value="4.128" calcext:value-type="float">
            <text:p>4,128</text:p>
          </table:table-cell>
          <table:table-cell office:value-type="float" office:value="4.085" calcext:value-type="float">
            <text:p>4,085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4.739" calcext:value-type="float">
            <text:p>4,739</text:p>
          </table:table-cell>
          <table:table-cell office:value-type="float" office:value="4.76" calcext:value-type="float">
            <text:p>4,760</text:p>
          </table:table-cell>
          <table:table-cell office:value-type="float" office:value="4.537" calcext:value-type="float">
            <text:p>4,537</text:p>
          </table:table-cell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13.053" calcext:value-type="float">
            <text:p>13,053</text:p>
          </table:table-cell>
          <table:table-cell office:value-type="float" office:value="20.16" calcext:value-type="float">
            <text:p>20,160</text:p>
          </table:table-cell>
          <table:table-cell office:value-type="float" office:value="10.889" calcext:value-type="float">
            <text:p>10,889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16.02" calcext:value-type="float">
            <text:p>16,020</text:p>
          </table:table-cell>
          <table:table-cell office:value-type="float" office:value="20.386" calcext:value-type="float">
            <text:p>20,386</text:p>
          </table:table-cell>
          <table:table-cell office:value-type="float" office:value="13.843" calcext:value-type="float">
            <text:p>13,843</text:p>
          </table:table-cell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20.44" calcext:value-type="float">
            <text:p>20,440</text:p>
          </table:table-cell>
          <table:table-cell office:value-type="float" office:value="29.637" calcext:value-type="float">
            <text:p>29,637</text:p>
          </table:table-cell>
          <table:table-cell office:value-type="float" office:value="17.401" calcext:value-type="float">
            <text:p>17,401</text:p>
          </table:table-cell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31.33" calcext:value-type="float">
            <text:p>31,330</text:p>
          </table:table-cell>
          <table:table-cell office:value-type="float" office:value="37.062" calcext:value-type="float">
            <text:p>37,062</text:p>
          </table:table-cell>
          <table:table-cell office:value-type="float" office:value="33.203" calcext:value-type="float">
            <text:p>33,203</text:p>
          </table:table-cell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37.236" calcext:value-type="float">
            <text:p>37,236</text:p>
          </table:table-cell>
          <table:table-cell office:value-type="float" office:value="41.732" calcext:value-type="float">
            <text:p>41,732</text:p>
          </table:table-cell>
          <table:table-cell office:value-type="float" office:value="39.913" calcext:value-type="float">
            <text:p>39,913</text:p>
          </table:table-cell>
        </table:table-row>
        <table:table-row table:style-name="ro1">
          <table:table-cell office:value-type="float" office:value="2097152" calcext:value-type="float">
            <text:p>2097152</text:p>
          </table:table-cell>
          <table:table-cell office:value-type="float" office:value="44.967" calcext:value-type="float">
            <text:p>44,967</text:p>
          </table:table-cell>
          <table:table-cell office:value-type="float" office:value="65.008" calcext:value-type="float">
            <text:p>65,008</text:p>
          </table:table-cell>
          <table:table-cell office:value-type="float" office:value="46.66" calcext:value-type="float">
            <text:p>46,660</text:p>
          </table:table-cell>
        </table:table-row>
        <table:table-row table:style-name="ro1">
          <table:table-cell office:value-type="float" office:value="4194304" calcext:value-type="float">
            <text:p>4194304</text:p>
          </table:table-cell>
          <table:table-cell office:value-type="float" office:value="85.925" calcext:value-type="float">
            <text:p>85,925</text:p>
          </table:table-cell>
          <table:table-cell office:value-type="float" office:value="129.876" calcext:value-type="float">
            <text:p>129,876</text:p>
          </table:table-cell>
          <table:table-cell office:value-type="float" office:value="97.074" calcext:value-type="float">
            <text:p>97,074</text:p>
          </table:table-cell>
        </table:table-row>
        <table:table-row table:style-name="ro1">
          <table:table-cell office:value-type="float" office:value="8388608" calcext:value-type="float">
            <text:p>8388608</text:p>
          </table:table-cell>
          <table:table-cell office:value-type="float" office:value="127.772" calcext:value-type="float">
            <text:p>127,772</text:p>
          </table:table-cell>
          <table:table-cell office:value-type="float" office:value="145.383" calcext:value-type="float">
            <text:p>145,383</text:p>
          </table:table-cell>
          <table:table-cell office:value-type="float" office:value="132.96" calcext:value-type="float">
            <text:p>132,960</text:p>
          </table:table-cell>
        </table:table-row>
        <table:table-row table:style-name="ro1">
          <table:table-cell office:value-type="float" office:value="16777216" calcext:value-type="float">
            <text:p>16777216</text:p>
          </table:table-cell>
          <table:table-cell office:value-type="float" office:value="137.98" calcext:value-type="float">
            <text:p>137,980</text:p>
          </table:table-cell>
          <table:table-cell office:value-type="float" office:value="148.336" calcext:value-type="float">
            <text:p>148,336</text:p>
          </table:table-cell>
          <table:table-cell office:value-type="float" office:value="144.653" calcext:value-type="float">
            <text:p>144,653</text:p>
          </table:table-cell>
        </table:table-row>
        <table:table-row table:style-name="ro1">
          <table:table-cell office:value-type="float" office:value="33554432" calcext:value-type="float">
            <text:p>33554432</text:p>
          </table:table-cell>
          <table:table-cell office:value-type="float" office:value="148.095" calcext:value-type="float">
            <text:p>148,095</text:p>
          </table:table-cell>
          <table:table-cell office:value-type="float" office:value="153.942" calcext:value-type="float">
            <text:p>153,942</text:p>
          </table:table-cell>
          <table:table-cell office:value-type="float" office:value="153.357" calcext:value-type="float">
            <text:p>153,357</text:p>
          </table:table-cell>
        </table:table-row>
        <table:table-row table:style-name="ro1">
          <table:table-cell office:value-type="float" office:value="67108864" calcext:value-type="float">
            <text:p>67108864</text:p>
          </table:table-cell>
          <table:table-cell office:value-type="float" office:value="157.685" calcext:value-type="float">
            <text:p>157,685</text:p>
          </table:table-cell>
          <table:table-cell office:value-type="float" office:value="159.784" calcext:value-type="float">
            <text:p>159,784</text:p>
          </table:table-cell>
          <table:table-cell office:value-type="float" office:value="162.381" calcext:value-type="float">
            <text:p>162,381</text:p>
          </table:table-cell>
        </table:table-row>
        <table:table-row table:style-name="ro1">
          <table:table-cell office:value-type="float" office:value="134217728" calcext:value-type="float">
            <text:p>134217728</text:p>
          </table:table-cell>
          <table:table-cell office:value-type="float" office:value="167.684" calcext:value-type="float">
            <text:p>167,684</text:p>
          </table:table-cell>
          <table:table-cell office:value-type="float" office:value="171.102" calcext:value-type="float">
            <text:p>171,102</text:p>
          </table:table-cell>
          <table:table-cell office:value-type="float" office:value="176.606" calcext:value-type="float">
            <text:p>176,606</text:p>
          </table:table-cell>
        </table:table-row>
        <table:table-row table:style-name="ro1">
          <table:table-cell office:value-type="float" office:value="268435456" calcext:value-type="float">
            <text:p>268435456</text:p>
          </table:table-cell>
          <table:table-cell office:value-type="float" office:value="185.669" calcext:value-type="float">
            <text:p>185,669</text:p>
          </table:table-cell>
          <table:table-cell office:value-type="float" office:value="181.475" calcext:value-type="float">
            <text:p>181,475</text:p>
          </table:table-cell>
          <table:table-cell office:value-type="float" office:value="190.262" calcext:value-type="float">
            <text:p>190,262</text:p>
          </table:table-cell>
        </table:table-row>
      </table:table>
      <table:table table:name="2022 experiments" table:style-name="ta1">
        <table:shapes>
          <draw:frame draw:z-index="0" draw:style-name="gr1" draw:text-style-name="P1" svg:width="20cm" svg:height="12cm" svg:x="9.87cm" svg:y="0.873cm">
            <draw:object draw:notify-on-update-of-ranges="'2022 experiments'.A5:'2022 experiments'.A45 '2022 experiments'.B5:'2022 experiments'.B45 '2022 experiments'.C5:'2022 experiments'.C4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20cm" svg:height="12cm" svg:x="9.535cm" svg:y="23.088cm">
            <draw:object draw:notify-on-update-of-ranges="'2022 experiments'.A54:'2022 experiments'.A96 '2022 experiments'.B51:'2022 experiments'.B51 '2022 experiments'.B54:'2022 experiments'.B96 '2022 experiments'.C51:'2022 experiments'.C51 '2022 experiments'.C54:'2022 experiments'.C96 '2022 experiments'.D51:'2022 experiments'.D51 '2022 experiments'.D54:'2022 experiments'.D96 '2022 experiments'.E51:'2022 experiments'.E51 '2022 experiments'.E54:'2022 experiments'.E96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2" draw:style-name="gr1" draw:text-style-name="P1" svg:width="20cm" svg:height="12cm" svg:x="9.504cm" svg:y="45.999cm">
            <draw:object draw:notify-on-update-of-ranges="'2022 experiments'.A102:'2022 experiments'.A139 '2022 experiments'.B102:'2022 experiments'.B139 '2022 experiments'.C102:'2022 experiments'.C139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CPU: Intel(R) Core(TM) i3-2367M CPU @ 1.40GHz</text:p>
          </table:table-cell>
          <table:covered-table-cell table:number-columns-repeated="2" table:style-name="ce8"/>
          <table:covered-table-cell table:number-columns-repeated="3"/>
          <table:table-cell/>
        </table:table-row>
        <table:table-row table:style-name="ro1">
          <table:table-cell table:style-name="ce8" office:value-type="string" calcext:value-type="string" table:number-columns-spanned="1" table:number-rows-spanned="3">
            <text:p>working set, bytes</text:p>
          </table:table-cell>
          <table:table-cell table:style-name="ce8" office:value-type="string" calcext:value-type="string" table:number-columns-spanned="1" table:number-rows-spanned="3">
            <text:p>mean, cycles</text:p>
          </table:table-cell>
          <table:table-cell table:style-name="ce8" office:value-type="string" calcext:value-type="string" table:number-columns-spanned="1" table:number-rows-spanned="3">
            <text:p>median, cycles</text:p>
          </table:table-cell>
          <table:table-cell table:style-name="ce4" office:value-type="string" calcext:value-type="string" table:number-columns-spanned="1" table:number-rows-spanned="3">
            <text:p>mean, ns</text:p>
          </table:table-cell>
          <table:table-cell table:style-name="ce4" office:value-type="string" calcext:value-type="string" table:number-columns-spanned="1" table:number-rows-spanned="3">
            <text:p>median, ns</text:p>
          </table:table-cell>
          <table:table-cell table:number-columns-repeated="2"/>
        </table:table-row>
        <table:table-row table:style-name="ro1">
          <table:covered-table-cell table:number-columns-repeated="3" table:style-name="ce7"/>
          <table:covered-table-cell table:number-columns-repeated="2" table:style-name="ce11"/>
          <table:table-cell table:number-columns-repeated="2"/>
        </table:table-row>
        <table:table-row table:style-name="ro1">
          <table:covered-table-cell table:number-columns-repeated="3" table:style-name="ce7"/>
          <table:covered-table-cell table:number-columns-repeated="2" table:style-name="ce11"/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5.09" calcext:value-type="float">
            <text:p>5,09</text:p>
          </table:table-cell>
          <table:table-cell office:value-type="float" office:value="5" calcext:value-type="float">
            <text:p>5</text:p>
          </table:table-cell>
          <table:table-cell office:value-type="float" office:value="3.642" calcext:value-type="float">
            <text:p>3,642</text:p>
          </table:table-cell>
          <table:table-cell office:value-type="float" office:value="3.578" calcext:value-type="float">
            <text:p>3,578</text:p>
          </table:table-cell>
          <table:table-cell table:number-columns-repeated="2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4.727" calcext:value-type="float">
            <text:p>4,727</text:p>
          </table:table-cell>
          <table:table-cell office:value-type="float" office:value="4.733" calcext:value-type="float">
            <text:p>4,733</text:p>
          </table:table-cell>
          <table:table-cell office:value-type="float" office:value="3.382" calcext:value-type="float">
            <text:p>3,382</text:p>
          </table:table-cell>
          <table:table-cell office:value-type="float" office:value="3.387" calcext:value-type="float">
            <text:p>3,387</text:p>
          </table:table-cell>
          <table:table-cell table:number-columns-repeated="2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4.528" calcext:value-type="float">
            <text:p>4,528</text:p>
          </table:table-cell>
          <table:table-cell office:value-type="float" office:value="4.5" calcext:value-type="float">
            <text:p>4,5</text:p>
          </table:table-cell>
          <table:table-cell office:value-type="float" office:value="3.24" calcext:value-type="float">
            <text:p>3,24</text:p>
          </table:table-cell>
          <table:table-cell office:value-type="float" office:value="3.22" calcext:value-type="float">
            <text:p>3,22</text:p>
          </table:table-cell>
          <table:table-cell table:number-columns-repeated="2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4.752" calcext:value-type="float">
            <text:p>4,752</text:p>
          </table:table-cell>
          <table:table-cell office:value-type="float" office:value="4.467" calcext:value-type="float">
            <text:p>4,467</text:p>
          </table:table-cell>
          <table:table-cell office:value-type="float" office:value="3.4" calcext:value-type="float">
            <text:p>3,4</text:p>
          </table:table-cell>
          <table:table-cell office:value-type="float" office:value="3.196" calcext:value-type="float">
            <text:p>3,196</text:p>
          </table:table-cell>
          <table:table-cell table:number-columns-repeated="2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4.58" calcext:value-type="float">
            <text:p>4,58</text:p>
          </table:table-cell>
          <table:table-cell office:value-type="float" office:value="4.325" calcext:value-type="float">
            <text:p>4,325</text:p>
          </table:table-cell>
          <table:table-cell office:value-type="float" office:value="3.277" calcext:value-type="float">
            <text:p>3,277</text:p>
          </table:table-cell>
          <table:table-cell office:value-type="float" office:value="3.095" calcext:value-type="float">
            <text:p>3,095</text:p>
          </table:table-cell>
          <table:table-cell table:number-columns-repeated="2"/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4.303" calcext:value-type="float">
            <text:p>4,303</text:p>
          </table:table-cell>
          <table:table-cell office:value-type="float" office:value="4.183" calcext:value-type="float">
            <text:p>4,183</text:p>
          </table:table-cell>
          <table:table-cell office:value-type="float" office:value="3.079" calcext:value-type="float">
            <text:p>3,079</text:p>
          </table:table-cell>
          <table:table-cell office:value-type="float" office:value="2.994" calcext:value-type="float">
            <text:p>2,994</text:p>
          </table:table-cell>
          <table:table-cell table:number-columns-repeated="2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4.405" calcext:value-type="float">
            <text:p>4,405</text:p>
          </table:table-cell>
          <table:table-cell office:value-type="float" office:value="4.2" calcext:value-type="float">
            <text:p>4,2</text:p>
          </table:table-cell>
          <table:table-cell office:value-type="float" office:value="3.152" calcext:value-type="float">
            <text:p>3,152</text:p>
          </table:table-cell>
          <table:table-cell office:value-type="float" office:value="3.006" calcext:value-type="float">
            <text:p>3,006</text:p>
          </table:table-cell>
          <table:table-cell table:number-columns-repeated="2"/>
        </table:table-row>
        <table:table-row table:style-name="ro1">
          <table:table-cell office:value-type="float" office:value="1536" calcext:value-type="float">
            <text:p>1536</text:p>
          </table:table-cell>
          <table:table-cell office:value-type="float" office:value="4.322" calcext:value-type="float">
            <text:p>4,322</text:p>
          </table:table-cell>
          <table:table-cell office:value-type="float" office:value="4.217" calcext:value-type="float">
            <text:p>4,217</text:p>
          </table:table-cell>
          <table:table-cell office:value-type="float" office:value="3.093" calcext:value-type="float">
            <text:p>3,093</text:p>
          </table:table-cell>
          <table:table-cell office:value-type="float" office:value="3.017" calcext:value-type="float">
            <text:p>3,017</text:p>
          </table:table-cell>
          <table:table-cell table:number-columns-repeated="2"/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4.256" calcext:value-type="float">
            <text:p>4,256</text:p>
          </table:table-cell>
          <table:table-cell office:value-type="float" office:value="4.125" calcext:value-type="float">
            <text:p>4,125</text:p>
          </table:table-cell>
          <table:table-cell office:value-type="float" office:value="3.045" calcext:value-type="float">
            <text:p>3,045</text:p>
          </table:table-cell>
          <table:table-cell office:value-type="float" office:value="2.952" calcext:value-type="float">
            <text:p>2,952</text:p>
          </table:table-cell>
          <table:table-cell table:number-columns-repeated="2"/>
        </table:table-row>
        <table:table-row table:style-name="ro1">
          <table:table-cell office:value-type="float" office:value="3072" calcext:value-type="float">
            <text:p>3072</text:p>
          </table:table-cell>
          <table:table-cell office:value-type="float" office:value="4.067" calcext:value-type="float">
            <text:p>4,067</text:p>
          </table:table-cell>
          <table:table-cell office:value-type="float" office:value="4.046" calcext:value-type="float">
            <text:p>4,046</text:p>
          </table:table-cell>
          <table:table-cell office:value-type="float" office:value="2.911" calcext:value-type="float">
            <text:p>2,911</text:p>
          </table:table-cell>
          <table:table-cell office:value-type="float" office:value="2.895" calcext:value-type="float">
            <text:p>2,895</text:p>
          </table:table-cell>
          <table:table-cell table:number-columns-repeated="2"/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4.409" calcext:value-type="float">
            <text:p>4,409</text:p>
          </table:table-cell>
          <table:table-cell office:value-type="float" office:value="4.381" calcext:value-type="float">
            <text:p>4,381</text:p>
          </table:table-cell>
          <table:table-cell office:value-type="float" office:value="3.155" calcext:value-type="float">
            <text:p>3,155</text:p>
          </table:table-cell>
          <table:table-cell office:value-type="float" office:value="3.135" calcext:value-type="float">
            <text:p>3,135</text:p>
          </table:table-cell>
          <table:table-cell table:number-columns-repeated="2"/>
        </table:table-row>
        <table:table-row table:style-name="ro1">
          <table:table-cell office:value-type="float" office:value="6144" calcext:value-type="float">
            <text:p>6144</text:p>
          </table:table-cell>
          <table:table-cell office:value-type="float" office:value="4.198" calcext:value-type="float">
            <text:p>4,198</text:p>
          </table:table-cell>
          <table:table-cell office:value-type="float" office:value="4.227" calcext:value-type="float">
            <text:p>4,227</text:p>
          </table:table-cell>
          <table:table-cell office:value-type="float" office:value="3.004" calcext:value-type="float">
            <text:p>3,004</text:p>
          </table:table-cell>
          <table:table-cell office:value-type="float" office:value="3.025" calcext:value-type="float">
            <text:p>3,025</text:p>
          </table:table-cell>
          <table:table-cell table:number-columns-repeated="2"/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4.265" calcext:value-type="float">
            <text:p>4,265</text:p>
          </table:table-cell>
          <table:table-cell office:value-type="float" office:value="4.256" calcext:value-type="float">
            <text:p>4,256</text:p>
          </table:table-cell>
          <table:table-cell office:value-type="float" office:value="3.052" calcext:value-type="float">
            <text:p>3,052</text:p>
          </table:table-cell>
          <table:table-cell office:value-type="float" office:value="3.046" calcext:value-type="float">
            <text:p>3,046</text:p>
          </table:table-cell>
          <table:table-cell table:number-columns-repeated="2"/>
        </table:table-row>
        <table:table-row table:style-name="ro1">
          <table:table-cell office:value-type="float" office:value="12288" calcext:value-type="float">
            <text:p>12288</text:p>
          </table:table-cell>
          <table:table-cell office:value-type="float" office:value="4.131" calcext:value-type="float">
            <text:p>4,131</text:p>
          </table:table-cell>
          <table:table-cell office:value-type="float" office:value="4.122" calcext:value-type="float">
            <text:p>4,122</text:p>
          </table:table-cell>
          <table:table-cell office:value-type="float" office:value="2.956" calcext:value-type="float">
            <text:p>2,956</text:p>
          </table:table-cell>
          <table:table-cell office:value-type="float" office:value="2.95" calcext:value-type="float">
            <text:p>2,95</text:p>
          </table:table-cell>
          <table:table-cell table:number-columns-repeated="2"/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4.098" calcext:value-type="float">
            <text:p>4,098</text:p>
          </table:table-cell>
          <table:table-cell office:value-type="float" office:value="4.009" calcext:value-type="float">
            <text:p>4,009</text:p>
          </table:table-cell>
          <table:table-cell office:value-type="float" office:value="2.933" calcext:value-type="float">
            <text:p>2,933</text:p>
          </table:table-cell>
          <table:table-cell office:value-type="float" office:value="2.869" calcext:value-type="float">
            <text:p>2,869</text:p>
          </table:table-cell>
          <table:table-cell table:number-columns-repeated="2"/>
        </table:table-row>
        <table:table-row table:style-name="ro1">
          <table:table-cell office:value-type="float" office:value="24576" calcext:value-type="float">
            <text:p>24576</text:p>
          </table:table-cell>
          <table:table-cell office:value-type="float" office:value="5.508" calcext:value-type="float">
            <text:p>5,508</text:p>
          </table:table-cell>
          <table:table-cell office:value-type="float" office:value="4.341" calcext:value-type="float">
            <text:p>4,341</text:p>
          </table:table-cell>
          <table:table-cell office:value-type="float" office:value="3.942" calcext:value-type="float">
            <text:p>3,942</text:p>
          </table:table-cell>
          <table:table-cell office:value-type="float" office:value="3.107" calcext:value-type="float">
            <text:p>3,107</text:p>
          </table:table-cell>
          <table:table-cell table:number-columns-repeated="2"/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5.278" calcext:value-type="float">
            <text:p>5,278</text:p>
          </table:table-cell>
          <table:table-cell office:value-type="float" office:value="4.541" calcext:value-type="float">
            <text:p>4,541</text:p>
          </table:table-cell>
          <table:table-cell office:value-type="float" office:value="3.777" calcext:value-type="float">
            <text:p>3,777</text:p>
          </table:table-cell>
          <table:table-cell office:value-type="float" office:value="3.25" calcext:value-type="float">
            <text:p>3,25</text:p>
          </table:table-cell>
          <table:table-cell table:number-columns-repeated="2"/>
        </table:table-row>
        <table:table-row table:style-name="ro1">
          <table:table-cell office:value-type="float" office:value="49152" calcext:value-type="float">
            <text:p>49152</text:p>
          </table:table-cell>
          <table:table-cell office:value-type="float" office:value="19.928" calcext:value-type="float">
            <text:p>19,928</text:p>
          </table:table-cell>
          <table:table-cell office:value-type="float" office:value="19.828" calcext:value-type="float">
            <text:p>19,828</text:p>
          </table:table-cell>
          <table:table-cell office:value-type="float" office:value="14.261" calcext:value-type="float">
            <text:p>14,261</text:p>
          </table:table-cell>
          <table:table-cell office:value-type="float" office:value="14.189" calcext:value-type="float">
            <text:p>14,189</text:p>
          </table:table-cell>
          <table:table-cell table:number-columns-repeated="2"/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20.138" calcext:value-type="float">
            <text:p>20,138</text:p>
          </table:table-cell>
          <table:table-cell office:value-type="float" office:value="19.958" calcext:value-type="float">
            <text:p>19,958</text:p>
          </table:table-cell>
          <table:table-cell office:value-type="float" office:value="14.411" calcext:value-type="float">
            <text:p>14,411</text:p>
          </table:table-cell>
          <table:table-cell office:value-type="float" office:value="14.282" calcext:value-type="float">
            <text:p>14,282</text:p>
          </table:table-cell>
          <table:table-cell table:number-columns-repeated="2"/>
        </table:table-row>
        <table:table-row table:style-name="ro1">
          <table:table-cell office:value-type="float" office:value="98304" calcext:value-type="float">
            <text:p>98304</text:p>
          </table:table-cell>
          <table:table-cell office:value-type="float" office:value="24.376" calcext:value-type="float">
            <text:p>24,376</text:p>
          </table:table-cell>
          <table:table-cell office:value-type="float" office:value="20.089" calcext:value-type="float">
            <text:p>20,089</text:p>
          </table:table-cell>
          <table:table-cell office:value-type="float" office:value="17.443" calcext:value-type="float">
            <text:p>17,443</text:p>
          </table:table-cell>
          <table:table-cell office:value-type="float" office:value="14.376" calcext:value-type="float">
            <text:p>14,376</text:p>
          </table:table-cell>
          <table:table-cell table:number-columns-repeated="2"/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21.562" calcext:value-type="float">
            <text:p>21,562</text:p>
          </table:table-cell>
          <table:table-cell office:value-type="float" office:value="20.855" calcext:value-type="float">
            <text:p>20,855</text:p>
          </table:table-cell>
          <table:table-cell office:value-type="float" office:value="15.43" calcext:value-type="float">
            <text:p>15,43</text:p>
          </table:table-cell>
          <table:table-cell office:value-type="float" office:value="14.924" calcext:value-type="float">
            <text:p>14,924</text:p>
          </table:table-cell>
          <table:table-cell table:number-columns-repeated="2"/>
        </table:table-row>
        <table:table-row table:style-name="ro1">
          <table:table-cell office:value-type="float" office:value="196608" calcext:value-type="float">
            <text:p>196608</text:p>
          </table:table-cell>
          <table:table-cell office:value-type="float" office:value="25.724" calcext:value-type="float">
            <text:p>25,724</text:p>
          </table:table-cell>
          <table:table-cell office:value-type="float" office:value="21.695" calcext:value-type="float">
            <text:p>21,695</text:p>
          </table:table-cell>
          <table:table-cell office:value-type="float" office:value="18.408" calcext:value-type="float">
            <text:p>18,408</text:p>
          </table:table-cell>
          <table:table-cell office:value-type="float" office:value="15.525" calcext:value-type="float">
            <text:p>15,525</text:p>
          </table:table-cell>
          <table:table-cell table:number-columns-repeated="2"/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32.293" calcext:value-type="float">
            <text:p>32,293</text:p>
          </table:table-cell>
          <table:table-cell office:value-type="float" office:value="30.722" calcext:value-type="float">
            <text:p>30,722</text:p>
          </table:table-cell>
          <table:table-cell office:value-type="float" office:value="23.109" calcext:value-type="float">
            <text:p>23,109</text:p>
          </table:table-cell>
          <table:table-cell office:value-type="float" office:value="21.985" calcext:value-type="float">
            <text:p>21,985</text:p>
          </table:table-cell>
          <table:table-cell table:number-columns-repeated="2"/>
        </table:table-row>
        <table:table-row table:style-name="ro1">
          <table:table-cell office:value-type="float" office:value="393216" calcext:value-type="float">
            <text:p>393216</text:p>
          </table:table-cell>
          <table:table-cell office:value-type="float" office:value="38.987" calcext:value-type="float">
            <text:p>38,987</text:p>
          </table:table-cell>
          <table:table-cell office:value-type="float" office:value="35.212" calcext:value-type="float">
            <text:p>35,212</text:p>
          </table:table-cell>
          <table:table-cell office:value-type="float" office:value="27.899" calcext:value-type="float">
            <text:p>27,899</text:p>
          </table:table-cell>
          <table:table-cell office:value-type="float" office:value="25.198" calcext:value-type="float">
            <text:p>25,198</text:p>
          </table:table-cell>
          <table:table-cell table:number-columns-repeated="2"/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40.203" calcext:value-type="float">
            <text:p>40,203</text:p>
          </table:table-cell>
          <table:table-cell office:value-type="float" office:value="36.805" calcext:value-type="float">
            <text:p>36,805</text:p>
          </table:table-cell>
          <table:table-cell office:value-type="float" office:value="28.77" calcext:value-type="float">
            <text:p>28,77</text:p>
          </table:table-cell>
          <table:table-cell office:value-type="float" office:value="26.338" calcext:value-type="float">
            <text:p>26,338</text:p>
          </table:table-cell>
          <table:table-cell table:number-columns-repeated="2"/>
        </table:table-row>
        <table:table-row table:style-name="ro1">
          <table:table-cell office:value-type="float" office:value="786432" calcext:value-type="float">
            <text:p>786432</text:p>
          </table:table-cell>
          <table:table-cell office:value-type="float" office:value="41.298" calcext:value-type="float">
            <text:p>41,298</text:p>
          </table:table-cell>
          <table:table-cell office:value-type="float" office:value="38.014" calcext:value-type="float">
            <text:p>38,014</text:p>
          </table:table-cell>
          <table:table-cell office:value-type="float" office:value="29.553" calcext:value-type="float">
            <text:p>29,553</text:p>
          </table:table-cell>
          <table:table-cell office:value-type="float" office:value="27.202" calcext:value-type="float">
            <text:p>27,202</text:p>
          </table:table-cell>
          <table:table-cell table:number-columns-repeated="2"/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49.334" calcext:value-type="float">
            <text:p>49,334</text:p>
          </table:table-cell>
          <table:table-cell office:value-type="float" office:value="39.702" calcext:value-type="float">
            <text:p>39,702</text:p>
          </table:table-cell>
          <table:table-cell office:value-type="float" office:value="35.303" calcext:value-type="float">
            <text:p>35,303</text:p>
          </table:table-cell>
          <table:table-cell office:value-type="float" office:value="28.41" calcext:value-type="float">
            <text:p>28,41</text:p>
          </table:table-cell>
          <table:table-cell table:number-columns-repeated="2"/>
        </table:table-row>
        <table:table-row table:style-name="ro1">
          <table:table-cell office:value-type="float" office:value="1572864" calcext:value-type="float">
            <text:p>1572864</text:p>
          </table:table-cell>
          <table:table-cell office:value-type="float" office:value="46.424" calcext:value-type="float">
            <text:p>46,424</text:p>
          </table:table-cell>
          <table:table-cell office:value-type="float" office:value="43.076" calcext:value-type="float">
            <text:p>43,076</text:p>
          </table:table-cell>
          <table:table-cell office:value-type="float" office:value="33.221" calcext:value-type="float">
            <text:p>33,221</text:p>
          </table:table-cell>
          <table:table-cell office:value-type="float" office:value="30.825" calcext:value-type="float">
            <text:p>30,825</text:p>
          </table:table-cell>
          <table:table-cell table:number-columns-repeated="2"/>
        </table:table-row>
        <table:table-row table:style-name="ro1">
          <table:table-cell office:value-type="float" office:value="2097152" calcext:value-type="float">
            <text:p>2097152</text:p>
          </table:table-cell>
          <table:table-cell office:value-type="float" office:value="57.657" calcext:value-type="float">
            <text:p>57,657</text:p>
          </table:table-cell>
          <table:table-cell office:value-type="float" office:value="51.185" calcext:value-type="float">
            <text:p>51,185</text:p>
          </table:table-cell>
          <table:table-cell office:value-type="float" office:value="41.259" calcext:value-type="float">
            <text:p>41,259</text:p>
          </table:table-cell>
          <table:table-cell office:value-type="float" office:value="36.628" calcext:value-type="float">
            <text:p>36,628</text:p>
          </table:table-cell>
          <table:table-cell table:number-columns-repeated="2"/>
        </table:table-row>
        <table:table-row table:style-name="ro1">
          <table:table-cell office:value-type="float" office:value="3145728" calcext:value-type="float">
            <text:p>3145728</text:p>
          </table:table-cell>
          <table:table-cell office:value-type="float" office:value="109.301" calcext:value-type="float">
            <text:p>109,301</text:p>
          </table:table-cell>
          <table:table-cell office:value-type="float" office:value="113.436" calcext:value-type="float">
            <text:p>113,436</text:p>
          </table:table-cell>
          <table:table-cell office:value-type="float" office:value="78.216" calcext:value-type="float">
            <text:p>78,216</text:p>
          </table:table-cell>
          <table:table-cell office:value-type="float" office:value="81.175" calcext:value-type="float">
            <text:p>81,175</text:p>
          </table:table-cell>
          <table:table-cell table:number-columns-repeated="2"/>
        </table:table-row>
        <table:table-row table:style-name="ro1">
          <table:table-cell office:value-type="float" office:value="4194304" calcext:value-type="float">
            <text:p>4194304</text:p>
          </table:table-cell>
          <table:table-cell office:value-type="float" office:value="133.775" calcext:value-type="float">
            <text:p>133,775</text:p>
          </table:table-cell>
          <table:table-cell office:value-type="float" office:value="134.327" calcext:value-type="float">
            <text:p>134,327</text:p>
          </table:table-cell>
          <table:table-cell office:value-type="float" office:value="95.73" calcext:value-type="float">
            <text:p>95,73</text:p>
          </table:table-cell>
          <table:table-cell office:value-type="float" office:value="96.125" calcext:value-type="float">
            <text:p>96,125</text:p>
          </table:table-cell>
          <table:table-cell table:number-columns-repeated="2"/>
        </table:table-row>
        <table:table-row table:style-name="ro1">
          <table:table-cell office:value-type="float" office:value="6291456" calcext:value-type="float">
            <text:p>6291456</text:p>
          </table:table-cell>
          <table:table-cell office:value-type="float" office:value="145.906" calcext:value-type="float">
            <text:p>145,906</text:p>
          </table:table-cell>
          <table:table-cell office:value-type="float" office:value="147.518" calcext:value-type="float">
            <text:p>147,518</text:p>
          </table:table-cell>
          <table:table-cell office:value-type="float" office:value="104.41" calcext:value-type="float">
            <text:p>104,41</text:p>
          </table:table-cell>
          <table:table-cell office:value-type="float" office:value="105.564" calcext:value-type="float">
            <text:p>105,564</text:p>
          </table:table-cell>
          <table:table-cell table:number-columns-repeated="2"/>
        </table:table-row>
        <table:table-row table:style-name="ro1">
          <table:table-cell office:value-type="float" office:value="8388608" calcext:value-type="float">
            <text:p>8388608</text:p>
          </table:table-cell>
          <table:table-cell office:value-type="float" office:value="148.421" calcext:value-type="float">
            <text:p>148,421</text:p>
          </table:table-cell>
          <table:table-cell office:value-type="float" office:value="149.219" calcext:value-type="float">
            <text:p>149,219</text:p>
          </table:table-cell>
          <table:table-cell office:value-type="float" office:value="106.21" calcext:value-type="float">
            <text:p>106,21</text:p>
          </table:table-cell>
          <table:table-cell office:value-type="float" office:value="106.781" calcext:value-type="float">
            <text:p>106,781</text:p>
          </table:table-cell>
          <table:table-cell table:number-columns-repeated="2"/>
        </table:table-row>
        <table:table-row table:style-name="ro1">
          <table:table-cell office:value-type="float" office:value="12582912" calcext:value-type="float">
            <text:p>12582912</text:p>
          </table:table-cell>
          <table:table-cell office:value-type="float" office:value="150.627" calcext:value-type="float">
            <text:p>150,627</text:p>
          </table:table-cell>
          <table:table-cell office:value-type="float" office:value="150.683" calcext:value-type="float">
            <text:p>150,683</text:p>
          </table:table-cell>
          <table:table-cell office:value-type="float" office:value="107.789" calcext:value-type="float">
            <text:p>107,789</text:p>
          </table:table-cell>
          <table:table-cell office:value-type="float" office:value="107.829" calcext:value-type="float">
            <text:p>107,829</text:p>
          </table:table-cell>
          <table:table-cell table:number-columns-repeated="2"/>
        </table:table-row>
        <table:table-row table:style-name="ro1">
          <table:table-cell office:value-type="float" office:value="16777216" calcext:value-type="float">
            <text:p>16777216</text:p>
          </table:table-cell>
          <table:table-cell office:value-type="float" office:value="162.835" calcext:value-type="float">
            <text:p>162,835</text:p>
          </table:table-cell>
          <table:table-cell office:value-type="float" office:value="154.491" calcext:value-type="float">
            <text:p>154,491</text:p>
          </table:table-cell>
          <table:table-cell office:value-type="float" office:value="116.525" calcext:value-type="float">
            <text:p>116,525</text:p>
          </table:table-cell>
          <table:table-cell office:value-type="float" office:value="110.554" calcext:value-type="float">
            <text:p>110,554</text:p>
          </table:table-cell>
          <table:table-cell table:number-columns-repeated="2"/>
        </table:table-row>
        <table:table-row table:style-name="ro1">
          <table:table-cell office:value-type="float" office:value="25165824" calcext:value-type="float">
            <text:p>25165824</text:p>
          </table:table-cell>
          <table:table-cell office:value-type="float" office:value="155.824" calcext:value-type="float">
            <text:p>155,824</text:p>
          </table:table-cell>
          <table:table-cell office:value-type="float" office:value="155.859" calcext:value-type="float">
            <text:p>155,859</text:p>
          </table:table-cell>
          <table:table-cell office:value-type="float" office:value="111.507" calcext:value-type="float">
            <text:p>111,507</text:p>
          </table:table-cell>
          <table:table-cell office:value-type="float" office:value="111.532" calcext:value-type="float">
            <text:p>111,532</text:p>
          </table:table-cell>
          <table:table-cell table:number-columns-repeated="2"/>
        </table:table-row>
        <table:table-row table:style-name="ro1">
          <table:table-cell office:value-type="float" office:value="33554432" calcext:value-type="float">
            <text:p>33554432</text:p>
          </table:table-cell>
          <table:table-cell office:value-type="float" office:value="158.346" calcext:value-type="float">
            <text:p>158,346</text:p>
          </table:table-cell>
          <table:table-cell office:value-type="float" office:value="157.959" calcext:value-type="float">
            <text:p>157,959</text:p>
          </table:table-cell>
          <table:table-cell office:value-type="float" office:value="113.312" calcext:value-type="float">
            <text:p>113,312</text:p>
          </table:table-cell>
          <table:table-cell office:value-type="float" office:value="113.035" calcext:value-type="float">
            <text:p>113,035</text:p>
          </table:table-cell>
          <table:table-cell table:number-columns-repeated="2"/>
        </table:table-row>
        <table:table-row table:style-name="ro1">
          <table:table-cell office:value-type="float" office:value="50331648" calcext:value-type="float">
            <text:p>50331648</text:p>
          </table:table-cell>
          <table:table-cell office:value-type="float" office:value="161.373" calcext:value-type="float">
            <text:p>161,373</text:p>
          </table:table-cell>
          <table:table-cell office:value-type="float" office:value="160.978" calcext:value-type="float">
            <text:p>160,978</text:p>
          </table:table-cell>
          <table:table-cell office:value-type="float" office:value="115.478" calcext:value-type="float">
            <text:p>115,478</text:p>
          </table:table-cell>
          <table:table-cell office:value-type="float" office:value="115.196" calcext:value-type="float">
            <text:p>115,196</text:p>
          </table:table-cell>
          <table:table-cell table:number-columns-repeated="2"/>
        </table:table-row>
        <table:table-row table:style-name="ro1">
          <table:table-cell office:value-type="float" office:value="67108864" calcext:value-type="float">
            <text:p>67108864</text:p>
          </table:table-cell>
          <table:table-cell office:value-type="float" office:value="164.655" calcext:value-type="float">
            <text:p>164,655</text:p>
          </table:table-cell>
          <table:table-cell office:value-type="float" office:value="164.791" calcext:value-type="float">
            <text:p>164,791</text:p>
          </table:table-cell>
          <table:table-cell office:value-type="float" office:value="117.827" calcext:value-type="float">
            <text:p>117,827</text:p>
          </table:table-cell>
          <table:table-cell office:value-type="float" office:value="117.924" calcext:value-type="float">
            <text:p>117,924</text:p>
          </table:table-cell>
          <table:table-cell table:number-columns-repeated="2"/>
        </table:table-row>
        <table:table-row table:style-name="ro1">
          <table:table-cell office:value-type="float" office:value="100663296" calcext:value-type="float">
            <text:p>100663296</text:p>
          </table:table-cell>
          <table:table-cell office:value-type="float" office:value="171.247" calcext:value-type="float">
            <text:p>171,247</text:p>
          </table:table-cell>
          <table:table-cell office:value-type="float" office:value="171.228" calcext:value-type="float">
            <text:p>171,228</text:p>
          </table:table-cell>
          <table:table-cell office:value-type="float" office:value="122.544" calcext:value-type="float">
            <text:p>122,544</text:p>
          </table:table-cell>
          <table:table-cell office:value-type="float" office:value="122.531" calcext:value-type="float">
            <text:p>122,531</text:p>
          </table:table-cell>
          <table:table-cell table:number-columns-repeated="2"/>
        </table:table-row>
        <table:table-row table:style-name="ro1">
          <table:table-cell office:value-type="float" office:value="134217728" calcext:value-type="float">
            <text:p>134217728</text:p>
          </table:table-cell>
          <table:table-cell office:value-type="float" office:value="176.704" calcext:value-type="float">
            <text:p>176,704</text:p>
          </table:table-cell>
          <table:table-cell office:value-type="float" office:value="176.882" calcext:value-type="float">
            <text:p>176,882</text:p>
          </table:table-cell>
          <table:table-cell office:value-type="float" office:value="126.449" calcext:value-type="float">
            <text:p>126,449</text:p>
          </table:table-cell>
          <table:table-cell office:value-type="float" office:value="126.577" calcext:value-type="float">
            <text:p>126,577</text:p>
          </table:table-cell>
          <table:table-cell table:number-columns-repeated="2"/>
        </table:table-row>
        <table:table-row table:style-name="ro1" table:number-rows-repeated="4">
          <table:table-cell table:number-columns-repeated="7"/>
        </table:table-row>
        <table:table-row table:style-name="ro1">
          <table:table-cell table:style-name="ce9" office:value-type="string" calcext:value-type="string" table:number-columns-spanned="6" table:number-rows-spanned="1">
            <text:p>CPU: AMD Ryzen 5 5500U with Radeon Graphics</text:p>
          </table:table-cell>
          <table:covered-table-cell table:number-columns-repeated="5"/>
          <table:table-cell/>
        </table:table-row>
        <table:table-row table:style-name="ro1">
          <table:table-cell table:style-name="ce4" office:value-type="string" calcext:value-type="string" table:number-columns-spanned="1" table:number-rows-spanned="3">
            <text:p>working set, bytes</text:p>
          </table:table-cell>
          <table:table-cell table:style-name="ce4" office:value-type="string" calcext:value-type="string" table:number-columns-spanned="1" table:number-rows-spanned="3">
            <text:p>mean (core 1), cycles</text:p>
          </table:table-cell>
          <table:table-cell table:style-name="ce4" office:value-type="string" calcext:value-type="string" table:number-columns-spanned="1" table:number-rows-spanned="3">
            <text:p>median (core 1), cycles</text:p>
          </table:table-cell>
          <table:table-cell table:style-name="ce4" office:value-type="string" calcext:value-type="string" table:number-columns-spanned="1" table:number-rows-spanned="3">
            <text:p>mean (core 2), cycles</text:p>
          </table:table-cell>
          <table:table-cell table:style-name="ce4" office:value-type="string" calcext:value-type="string" table:number-columns-spanned="1" table:number-rows-spanned="3">
            <text:p>median (core 2), cycles</text:p>
          </table:table-cell>
          <table:table-cell table:number-columns-repeated="2"/>
        </table:table-row>
        <table:table-row table:style-name="ro1">
          <table:covered-table-cell table:number-columns-repeated="5" table:style-name="ce11"/>
          <table:table-cell table:number-columns-repeated="2"/>
        </table:table-row>
        <table:table-row table:style-name="ro1">
          <table:covered-table-cell table:number-columns-repeated="5" table:style-name="ce11"/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6.064" calcext:value-type="float">
            <text:p>6,064</text:p>
          </table:table-cell>
          <table:table-cell office:value-type="float" office:value="5.775" calcext:value-type="float">
            <text:p>5,775</text:p>
          </table:table-cell>
          <table:table-cell office:value-type="float" office:value="7.088" calcext:value-type="float">
            <text:p>7,088</text:p>
          </table:table-cell>
          <table:table-cell office:value-type="float" office:value="6.825" calcext:value-type="float">
            <text:p>6,825</text:p>
          </table:table-cell>
          <table:table-cell table:number-columns-repeated="2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6.038" calcext:value-type="float">
            <text:p>6,038</text:p>
          </table:table-cell>
          <table:table-cell office:value-type="float" office:value="5.95" calcext:value-type="float">
            <text:p>5,95</text:p>
          </table:table-cell>
          <table:table-cell office:value-type="float" office:value="6.895" calcext:value-type="float">
            <text:p>6,89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5.985" calcext:value-type="float">
            <text:p>5,985</text:p>
          </table:table-cell>
          <table:table-cell office:value-type="float" office:value="6.037" calcext:value-type="float">
            <text:p>6,037</text:p>
          </table:table-cell>
          <table:table-cell office:value-type="float" office:value="6.93" calcext:value-type="float">
            <text:p>6,93</text:p>
          </table:table-cell>
          <table:table-cell office:value-type="float" office:value="6.825" calcext:value-type="float">
            <text:p>6,825</text:p>
          </table:table-cell>
          <table:table-cell table:number-columns-repeated="2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6.204" calcext:value-type="float">
            <text:p>6,204</text:p>
          </table:table-cell>
          <table:table-cell office:value-type="float" office:value="6.125" calcext:value-type="float">
            <text:p>6,125</text:p>
          </table:table-cell>
          <table:table-cell office:value-type="float" office:value="7.184" calcext:value-type="float">
            <text:p>7,184</text:p>
          </table:table-cell>
          <table:table-cell office:value-type="float" office:value="7.175" calcext:value-type="float">
            <text:p>7,175</text:p>
          </table:table-cell>
          <table:table-cell table:number-columns-repeated="2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6.156" calcext:value-type="float">
            <text:p>6,156</text:p>
          </table:table-cell>
          <table:table-cell office:value-type="float" office:value="6.169" calcext:value-type="float">
            <text:p>6,169</text:p>
          </table:table-cell>
          <table:table-cell office:value-type="float" office:value="8.275" calcext:value-type="float">
            <text:p>8,275</text:p>
          </table:table-cell>
          <table:table-cell office:value-type="float" office:value="7.219" calcext:value-type="float">
            <text:p>7,219</text:p>
          </table:table-cell>
          <table:table-cell table:number-columns-repeated="2"/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6.103" calcext:value-type="float">
            <text:p>6,103</text:p>
          </table:table-cell>
          <table:table-cell office:value-type="float" office:value="6.125" calcext:value-type="float">
            <text:p>6,125</text:p>
          </table:table-cell>
          <table:table-cell table:number-columns-repeated="2" office:value-type="float" office:value="7.175" calcext:value-type="float">
            <text:p>7,175</text:p>
          </table:table-cell>
          <table:table-cell table:number-columns-repeated="2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6.077" calcext:value-type="float">
            <text:p>6,077</text:p>
          </table:table-cell>
          <table:table-cell office:value-type="float" office:value="6.103" calcext:value-type="float">
            <text:p>6,103</text:p>
          </table:table-cell>
          <table:table-cell office:value-type="float" office:value="7.304" calcext:value-type="float">
            <text:p>7,304</text:p>
          </table:table-cell>
          <table:table-cell office:value-type="float" office:value="7.153" calcext:value-type="float">
            <text:p>7,153</text:p>
          </table:table-cell>
          <table:table-cell table:number-columns-repeated="2"/>
        </table:table-row>
        <table:table-row table:style-name="ro1">
          <table:table-cell office:value-type="float" office:value="1536" calcext:value-type="float">
            <text:p>1536</text:p>
          </table:table-cell>
          <table:table-cell office:value-type="float" office:value="6.04" calcext:value-type="float">
            <text:p>6,04</text:p>
          </table:table-cell>
          <table:table-cell office:value-type="float" office:value="6.037" calcext:value-type="float">
            <text:p>6,037</text:p>
          </table:table-cell>
          <table:table-cell office:value-type="float" office:value="7.278" calcext:value-type="float">
            <text:p>7,278</text:p>
          </table:table-cell>
          <table:table-cell office:value-type="float" office:value="7.175" calcext:value-type="float">
            <text:p>7,175</text:p>
          </table:table-cell>
          <table:table-cell table:number-columns-repeated="2"/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6.039" calcext:value-type="float">
            <text:p>6,039</text:p>
          </table:table-cell>
          <table:table-cell office:value-type="float" office:value="6.037" calcext:value-type="float">
            <text:p>6,037</text:p>
          </table:table-cell>
          <table:table-cell office:value-type="float" office:value="7.698" calcext:value-type="float">
            <text:p>7,698</text:p>
          </table:table-cell>
          <table:table-cell office:value-type="float" office:value="7.678" calcext:value-type="float">
            <text:p>7,678</text:p>
          </table:table-cell>
          <table:table-cell table:number-columns-repeated="2"/>
        </table:table-row>
        <table:table-row table:style-name="ro1">
          <table:table-cell office:value-type="float" office:value="3072" calcext:value-type="float">
            <text:p>3072</text:p>
          </table:table-cell>
          <table:table-cell office:value-type="float" office:value="6.027" calcext:value-type="float">
            <text:p>6,027</text:p>
          </table:table-cell>
          <table:table-cell office:value-type="float" office:value="6.037" calcext:value-type="float">
            <text:p>6,037</text:p>
          </table:table-cell>
          <table:table-cell office:value-type="float" office:value="7.45" calcext:value-type="float">
            <text:p>7,45</text:p>
          </table:table-cell>
          <table:table-cell office:value-type="float" office:value="7.503" calcext:value-type="float">
            <text:p>7,503</text:p>
          </table:table-cell>
          <table:table-cell table:number-columns-repeated="2"/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6.019" calcext:value-type="float">
            <text:p>6,019</text:p>
          </table:table-cell>
          <table:table-cell office:value-type="float" office:value="6.021" calcext:value-type="float">
            <text:p>6,021</text:p>
          </table:table-cell>
          <table:table-cell office:value-type="float" office:value="10.269" calcext:value-type="float">
            <text:p>10,269</text:p>
          </table:table-cell>
          <table:table-cell office:value-type="float" office:value="6.94" calcext:value-type="float">
            <text:p>6,94</text:p>
          </table:table-cell>
          <table:table-cell table:number-columns-repeated="2"/>
        </table:table-row>
        <table:table-row table:style-name="ro1">
          <table:table-cell office:value-type="float" office:value="6144" calcext:value-type="float">
            <text:p>6144</text:p>
          </table:table-cell>
          <table:table-cell office:value-type="float" office:value="6.012" calcext:value-type="float">
            <text:p>6,012</text:p>
          </table:table-cell>
          <table:table-cell office:value-type="float" office:value="6.016" calcext:value-type="float">
            <text:p>6,016</text:p>
          </table:table-cell>
          <table:table-cell office:value-type="float" office:value="9.855" calcext:value-type="float">
            <text:p>9,855</text:p>
          </table:table-cell>
          <table:table-cell office:value-type="float" office:value="7.153" calcext:value-type="float">
            <text:p>7,153</text:p>
          </table:table-cell>
          <table:table-cell table:number-columns-repeated="2"/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6.01" calcext:value-type="float">
            <text:p>6,01</text:p>
          </table:table-cell>
          <table:table-cell office:value-type="float" office:value="6.013" calcext:value-type="float">
            <text:p>6,013</text:p>
          </table:table-cell>
          <table:table-cell office:value-type="float" office:value="8.671" calcext:value-type="float">
            <text:p>8,671</text:p>
          </table:table-cell>
          <table:table-cell office:value-type="float" office:value="7.038" calcext:value-type="float">
            <text:p>7,038</text:p>
          </table:table-cell>
          <table:table-cell table:number-columns-repeated="2"/>
        </table:table-row>
        <table:table-row table:style-name="ro1">
          <table:table-cell office:value-type="float" office:value="12288" calcext:value-type="float">
            <text:p>12288</text:p>
          </table:table-cell>
          <table:table-cell office:value-type="float" office:value="6.011" calcext:value-type="float">
            <text:p>6,011</text:p>
          </table:table-cell>
          <table:table-cell office:value-type="float" office:value="6.01" calcext:value-type="float">
            <text:p>6,01</text:p>
          </table:table-cell>
          <table:table-cell office:value-type="float" office:value="8.576" calcext:value-type="float">
            <text:p>8,576</text:p>
          </table:table-cell>
          <table:table-cell office:value-type="float" office:value="7.273" calcext:value-type="float">
            <text:p>7,273</text:p>
          </table:table-cell>
          <table:table-cell table:number-columns-repeated="2"/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8.625" calcext:value-type="float">
            <text:p>8,625</text:p>
          </table:table-cell>
          <table:table-cell office:value-type="float" office:value="6.009" calcext:value-type="float">
            <text:p>6,009</text:p>
          </table:table-cell>
          <table:table-cell office:value-type="float" office:value="8.124" calcext:value-type="float">
            <text:p>8,124</text:p>
          </table:table-cell>
          <table:table-cell office:value-type="float" office:value="6.936" calcext:value-type="float">
            <text:p>6,936</text:p>
          </table:table-cell>
          <table:table-cell table:number-columns-repeated="2"/>
        </table:table-row>
        <table:table-row table:style-name="ro1">
          <table:table-cell office:value-type="float" office:value="24576" calcext:value-type="float">
            <text:p>24576</text:p>
          </table:table-cell>
          <table:table-cell office:value-type="float" office:value="6.01" calcext:value-type="float">
            <text:p>6,01</text:p>
          </table:table-cell>
          <table:table-cell office:value-type="float" office:value="6.007" calcext:value-type="float">
            <text:p>6,007</text:p>
          </table:table-cell>
          <table:table-cell office:value-type="float" office:value="8.462" calcext:value-type="float">
            <text:p>8,462</text:p>
          </table:table-cell>
          <table:table-cell office:value-type="float" office:value="6.923" calcext:value-type="float">
            <text:p>6,923</text:p>
          </table:table-cell>
          <table:table-cell table:number-columns-repeated="2"/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6.168" calcext:value-type="float">
            <text:p>6,168</text:p>
          </table:table-cell>
          <table:table-cell office:value-type="float" office:value="6.152" calcext:value-type="float">
            <text:p>6,152</text:p>
          </table:table-cell>
          <table:table-cell office:value-type="float" office:value="9.267" calcext:value-type="float">
            <text:p>9,267</text:p>
          </table:table-cell>
          <table:table-cell office:value-type="float" office:value="7.145" calcext:value-type="float">
            <text:p>7,145</text:p>
          </table:table-cell>
          <table:table-cell table:number-columns-repeated="2"/>
        </table:table-row>
        <table:table-row table:style-name="ro1">
          <table:table-cell office:value-type="float" office:value="49152" calcext:value-type="float">
            <text:p>49152</text:p>
          </table:table-cell>
          <table:table-cell office:value-type="float" office:value="13.647" calcext:value-type="float">
            <text:p>13,647</text:p>
          </table:table-cell>
          <table:table-cell office:value-type="float" office:value="13.649" calcext:value-type="float">
            <text:p>13,649</text:p>
          </table:table-cell>
          <table:table-cell office:value-type="float" office:value="12.72" calcext:value-type="float">
            <text:p>12,72</text:p>
          </table:table-cell>
          <table:table-cell office:value-type="float" office:value="13.573" calcext:value-type="float">
            <text:p>13,573</text:p>
          </table:table-cell>
          <table:table-cell table:number-columns-repeated="2"/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16.265" calcext:value-type="float">
            <text:p>16,265</text:p>
          </table:table-cell>
          <table:table-cell office:value-type="float" office:value="16.191" calcext:value-type="float">
            <text:p>16,191</text:p>
          </table:table-cell>
          <table:table-cell office:value-type="float" office:value="14.585" calcext:value-type="float">
            <text:p>14,585</text:p>
          </table:table-cell>
          <table:table-cell office:value-type="float" office:value="13.222" calcext:value-type="float">
            <text:p>13,222</text:p>
          </table:table-cell>
          <table:table-cell table:number-columns-repeated="2"/>
        </table:table-row>
        <table:table-row table:style-name="ro1">
          <table:table-cell office:value-type="float" office:value="98304" calcext:value-type="float">
            <text:p>98304</text:p>
          </table:table-cell>
          <table:table-cell office:value-type="float" office:value="16.728" calcext:value-type="float">
            <text:p>16,728</text:p>
          </table:table-cell>
          <table:table-cell office:value-type="float" office:value="14.952" calcext:value-type="float">
            <text:p>14,952</text:p>
          </table:table-cell>
          <table:table-cell office:value-type="float" office:value="15.844" calcext:value-type="float">
            <text:p>15,844</text:p>
          </table:table-cell>
          <table:table-cell office:value-type="float" office:value="15.008" calcext:value-type="float">
            <text:p>15,008</text:p>
          </table:table-cell>
          <table:table-cell table:number-columns-repeated="2"/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8.668" calcext:value-type="float">
            <text:p>8,668</text:p>
          </table:table-cell>
          <table:table-cell office:value-type="float" office:value="6.573" calcext:value-type="float">
            <text:p>6,573</text:p>
          </table:table-cell>
          <table:table-cell office:value-type="float" office:value="10.363" calcext:value-type="float">
            <text:p>10,363</text:p>
          </table:table-cell>
          <table:table-cell office:value-type="float" office:value="6.533" calcext:value-type="float">
            <text:p>6,533</text:p>
          </table:table-cell>
          <table:table-cell table:number-columns-repeated="2"/>
        </table:table-row>
        <table:table-row table:style-name="ro1">
          <table:table-cell office:value-type="float" office:value="196608" calcext:value-type="float">
            <text:p>196608</text:p>
          </table:table-cell>
          <table:table-cell office:value-type="float" office:value="7.24" calcext:value-type="float">
            <text:p>7,24</text:p>
          </table:table-cell>
          <table:table-cell office:value-type="float" office:value="6.782" calcext:value-type="float">
            <text:p>6,782</text:p>
          </table:table-cell>
          <table:table-cell office:value-type="float" office:value="7.609" calcext:value-type="float">
            <text:p>7,609</text:p>
          </table:table-cell>
          <table:table-cell office:value-type="float" office:value="6.793" calcext:value-type="float">
            <text:p>6,793</text:p>
          </table:table-cell>
          <table:table-cell table:number-columns-repeated="2"/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7.334" calcext:value-type="float">
            <text:p>7,334</text:p>
          </table:table-cell>
          <table:table-cell office:value-type="float" office:value="6.879" calcext:value-type="float">
            <text:p>6,879</text:p>
          </table:table-cell>
          <table:table-cell office:value-type="float" office:value="7.375" calcext:value-type="float">
            <text:p>7,375</text:p>
          </table:table-cell>
          <table:table-cell office:value-type="float" office:value="6.894" calcext:value-type="float">
            <text:p>6,894</text:p>
          </table:table-cell>
          <table:table-cell table:number-columns-repeated="2"/>
        </table:table-row>
        <table:table-row table:style-name="ro1">
          <table:table-cell office:value-type="float" office:value="393216" calcext:value-type="float">
            <text:p>393216</text:p>
          </table:table-cell>
          <table:table-cell office:value-type="float" office:value="8.074" calcext:value-type="float">
            <text:p>8,074</text:p>
          </table:table-cell>
          <table:table-cell office:value-type="float" office:value="8.055" calcext:value-type="float">
            <text:p>8,055</text:p>
          </table:table-cell>
          <table:table-cell office:value-type="float" office:value="17.196" calcext:value-type="float">
            <text:p>17,196</text:p>
          </table:table-cell>
          <table:table-cell office:value-type="float" office:value="13.89" calcext:value-type="float">
            <text:p>13,89</text:p>
          </table:table-cell>
          <table:table-cell table:number-columns-repeated="2"/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17.059" calcext:value-type="float">
            <text:p>17,059</text:p>
          </table:table-cell>
          <table:table-cell office:value-type="float" office:value="11.804" calcext:value-type="float">
            <text:p>11,804</text:p>
          </table:table-cell>
          <table:table-cell office:value-type="float" office:value="23.037" calcext:value-type="float">
            <text:p>23,037</text:p>
          </table:table-cell>
          <table:table-cell office:value-type="float" office:value="14.902" calcext:value-type="float">
            <text:p>14,902</text:p>
          </table:table-cell>
          <table:table-cell table:number-columns-repeated="2"/>
        </table:table-row>
        <table:table-row table:style-name="ro1">
          <table:table-cell office:value-type="float" office:value="786432" calcext:value-type="float">
            <text:p>786432</text:p>
          </table:table-cell>
          <table:table-cell office:value-type="float" office:value="34.384" calcext:value-type="float">
            <text:p>34,384</text:p>
          </table:table-cell>
          <table:table-cell office:value-type="float" office:value="37.656" calcext:value-type="float">
            <text:p>37,656</text:p>
          </table:table-cell>
          <table:table-cell office:value-type="float" office:value="30.525" calcext:value-type="float">
            <text:p>30,525</text:p>
          </table:table-cell>
          <table:table-cell office:value-type="float" office:value="26.027" calcext:value-type="float">
            <text:p>26,027</text:p>
          </table:table-cell>
          <table:table-cell table:number-columns-repeated="2"/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29.678" calcext:value-type="float">
            <text:p>29,678</text:p>
          </table:table-cell>
          <table:table-cell office:value-type="float" office:value="23.358" calcext:value-type="float">
            <text:p>23,358</text:p>
          </table:table-cell>
          <table:table-cell office:value-type="float" office:value="30.526" calcext:value-type="float">
            <text:p>30,526</text:p>
          </table:table-cell>
          <table:table-cell office:value-type="float" office:value="22.923" calcext:value-type="float">
            <text:p>22,923</text:p>
          </table:table-cell>
          <table:table-cell table:number-columns-repeated="2"/>
        </table:table-row>
        <table:table-row table:style-name="ro1">
          <table:table-cell office:value-type="float" office:value="1572864" calcext:value-type="float">
            <text:p>1572864</text:p>
          </table:table-cell>
          <table:table-cell office:value-type="float" office:value="34.094" calcext:value-type="float">
            <text:p>34,094</text:p>
          </table:table-cell>
          <table:table-cell office:value-type="float" office:value="34.453" calcext:value-type="float">
            <text:p>34,453</text:p>
          </table:table-cell>
          <table:table-cell office:value-type="float" office:value="32.142" calcext:value-type="float">
            <text:p>32,142</text:p>
          </table:table-cell>
          <table:table-cell office:value-type="float" office:value="23.635" calcext:value-type="float">
            <text:p>23,635</text:p>
          </table:table-cell>
          <table:table-cell table:number-columns-repeated="2"/>
        </table:table-row>
        <table:table-row table:style-name="ro1">
          <table:table-cell office:value-type="float" office:value="2097152" calcext:value-type="float">
            <text:p>2097152</text:p>
          </table:table-cell>
          <table:table-cell office:value-type="float" office:value="39.651" calcext:value-type="float">
            <text:p>39,651</text:p>
          </table:table-cell>
          <table:table-cell office:value-type="float" office:value="35.992" calcext:value-type="float">
            <text:p>35,992</text:p>
          </table:table-cell>
          <table:table-cell office:value-type="float" office:value="35.598" calcext:value-type="float">
            <text:p>35,598</text:p>
          </table:table-cell>
          <table:table-cell office:value-type="float" office:value="23.754" calcext:value-type="float">
            <text:p>23,754</text:p>
          </table:table-cell>
          <table:table-cell table:number-columns-repeated="2"/>
        </table:table-row>
        <table:table-row table:style-name="ro1">
          <table:table-cell office:value-type="float" office:value="3145728" calcext:value-type="float">
            <text:p>3145728</text:p>
          </table:table-cell>
          <table:table-cell office:value-type="float" office:value="88.226" calcext:value-type="float">
            <text:p>88,226</text:p>
          </table:table-cell>
          <table:table-cell office:value-type="float" office:value="58.438" calcext:value-type="float">
            <text:p>58,438</text:p>
          </table:table-cell>
          <table:table-cell office:value-type="float" office:value="62.18" calcext:value-type="float">
            <text:p>62,18</text:p>
          </table:table-cell>
          <table:table-cell office:value-type="float" office:value="48.925" calcext:value-type="float">
            <text:p>48,925</text:p>
          </table:table-cell>
          <table:table-cell table:number-columns-repeated="2"/>
        </table:table-row>
        <table:table-row table:style-name="ro1">
          <table:table-cell office:value-type="float" office:value="4194304" calcext:value-type="float">
            <text:p>4194304</text:p>
          </table:table-cell>
          <table:table-cell office:value-type="float" office:value="158.496" calcext:value-type="float">
            <text:p>158,496</text:p>
          </table:table-cell>
          <table:table-cell office:value-type="float" office:value="189.198" calcext:value-type="float">
            <text:p>189,198</text:p>
          </table:table-cell>
          <table:table-cell office:value-type="float" office:value="139.22" calcext:value-type="float">
            <text:p>139,22</text:p>
          </table:table-cell>
          <table:table-cell office:value-type="float" office:value="130.952" calcext:value-type="float">
            <text:p>130,952</text:p>
          </table:table-cell>
          <table:table-cell table:number-columns-repeated="2"/>
        </table:table-row>
        <table:table-row table:style-name="ro1">
          <table:table-cell office:value-type="float" office:value="6291456" calcext:value-type="float">
            <text:p>6291456</text:p>
          </table:table-cell>
          <table:table-cell office:value-type="float" office:value="131.729" calcext:value-type="float">
            <text:p>131,729</text:p>
          </table:table-cell>
          <table:table-cell office:value-type="float" office:value="131.168" calcext:value-type="float">
            <text:p>131,168</text:p>
          </table:table-cell>
          <table:table-cell office:value-type="float" office:value="132.89" calcext:value-type="float">
            <text:p>132,89</text:p>
          </table:table-cell>
          <table:table-cell office:value-type="float" office:value="123.608" calcext:value-type="float">
            <text:p>123,608</text:p>
          </table:table-cell>
          <table:table-cell table:number-columns-repeated="2"/>
        </table:table-row>
        <table:table-row table:style-name="ro1">
          <table:table-cell office:value-type="float" office:value="8388608" calcext:value-type="float">
            <text:p>8388608</text:p>
          </table:table-cell>
          <table:table-cell office:value-type="float" office:value="153.181" calcext:value-type="float">
            <text:p>153,181</text:p>
          </table:table-cell>
          <table:table-cell office:value-type="float" office:value="152.74" calcext:value-type="float">
            <text:p>152,74</text:p>
          </table:table-cell>
          <table:table-cell office:value-type="float" office:value="152.383" calcext:value-type="float">
            <text:p>152,383</text:p>
          </table:table-cell>
          <table:table-cell office:value-type="float" office:value="152.213" calcext:value-type="float">
            <text:p>152,213</text:p>
          </table:table-cell>
          <table:table-cell table:number-columns-repeated="2"/>
        </table:table-row>
        <table:table-row table:style-name="ro1">
          <table:table-cell office:value-type="float" office:value="12582912" calcext:value-type="float">
            <text:p>12582912</text:p>
          </table:table-cell>
          <table:table-cell office:value-type="float" office:value="177.117" calcext:value-type="float">
            <text:p>177,117</text:p>
          </table:table-cell>
          <table:table-cell office:value-type="float" office:value="177.711" calcext:value-type="float">
            <text:p>177,711</text:p>
          </table:table-cell>
          <table:table-cell office:value-type="float" office:value="175.351" calcext:value-type="float">
            <text:p>175,351</text:p>
          </table:table-cell>
          <table:table-cell office:value-type="float" office:value="175.329" calcext:value-type="float">
            <text:p>175,329</text:p>
          </table:table-cell>
          <table:table-cell table:number-columns-repeated="2"/>
        </table:table-row>
        <table:table-row table:style-name="ro1">
          <table:table-cell office:value-type="float" office:value="16777216" calcext:value-type="float">
            <text:p>16777216</text:p>
          </table:table-cell>
          <table:table-cell office:value-type="float" office:value="185.472" calcext:value-type="float">
            <text:p>185,472</text:p>
          </table:table-cell>
          <table:table-cell office:value-type="float" office:value="185.7" calcext:value-type="float">
            <text:p>185,7</text:p>
          </table:table-cell>
          <table:table-cell office:value-type="float" office:value="186.975" calcext:value-type="float">
            <text:p>186,975</text:p>
          </table:table-cell>
          <table:table-cell office:value-type="float" office:value="186.84" calcext:value-type="float">
            <text:p>186,84</text:p>
          </table:table-cell>
          <table:table-cell table:number-columns-repeated="2"/>
        </table:table-row>
        <table:table-row table:style-name="ro1">
          <table:table-cell office:value-type="float" office:value="25165824" calcext:value-type="float">
            <text:p>25165824</text:p>
          </table:table-cell>
          <table:table-cell office:value-type="float" office:value="194.325" calcext:value-type="float">
            <text:p>194,325</text:p>
          </table:table-cell>
          <table:table-cell office:value-type="float" office:value="194.438" calcext:value-type="float">
            <text:p>194,438</text:p>
          </table:table-cell>
          <table:table-cell office:value-type="float" office:value="198.283" calcext:value-type="float">
            <text:p>198,283</text:p>
          </table:table-cell>
          <table:table-cell office:value-type="float" office:value="198.288" calcext:value-type="float">
            <text:p>198,288</text:p>
          </table:table-cell>
          <table:table-cell table:number-columns-repeated="2"/>
        </table:table-row>
        <table:table-row table:style-name="ro1">
          <table:table-cell office:value-type="float" office:value="33554432" calcext:value-type="float">
            <text:p>33554432</text:p>
          </table:table-cell>
          <table:table-cell office:value-type="float" office:value="198.78" calcext:value-type="float">
            <text:p>198,78</text:p>
          </table:table-cell>
          <table:table-cell office:value-type="float" office:value="198.927" calcext:value-type="float">
            <text:p>198,927</text:p>
          </table:table-cell>
          <table:table-cell office:value-type="float" office:value="204.338" calcext:value-type="float">
            <text:p>204,338</text:p>
          </table:table-cell>
          <table:table-cell office:value-type="float" office:value="204.317" calcext:value-type="float">
            <text:p>204,317</text:p>
          </table:table-cell>
          <table:table-cell table:number-columns-repeated="2"/>
        </table:table-row>
        <table:table-row table:style-name="ro1">
          <table:table-cell office:value-type="float" office:value="50331648" calcext:value-type="float">
            <text:p>50331648</text:p>
          </table:table-cell>
          <table:table-cell office:value-type="float" office:value="206.484" calcext:value-type="float">
            <text:p>206,484</text:p>
          </table:table-cell>
          <table:table-cell office:value-type="float" office:value="206.794" calcext:value-type="float">
            <text:p>206,794</text:p>
          </table:table-cell>
          <table:table-cell office:value-type="float" office:value="210.903" calcext:value-type="float">
            <text:p>210,903</text:p>
          </table:table-cell>
          <table:table-cell office:value-type="float" office:value="210.858" calcext:value-type="float">
            <text:p>210,858</text:p>
          </table:table-cell>
          <table:table-cell table:number-columns-repeated="2"/>
        </table:table-row>
        <table:table-row table:style-name="ro1">
          <table:table-cell office:value-type="float" office:value="67108864" calcext:value-type="float">
            <text:p>67108864</text:p>
          </table:table-cell>
          <table:table-cell office:value-type="float" office:value="209.881" calcext:value-type="float">
            <text:p>209,881</text:p>
          </table:table-cell>
          <table:table-cell office:value-type="float" office:value="209.688" calcext:value-type="float">
            <text:p>209,688</text:p>
          </table:table-cell>
          <table:table-cell office:value-type="float" office:value="214.53" calcext:value-type="float">
            <text:p>214,53</text:p>
          </table:table-cell>
          <table:table-cell office:value-type="float" office:value="214.536" calcext:value-type="float">
            <text:p>214,536</text:p>
          </table:table-cell>
          <table:table-cell table:number-columns-repeated="2"/>
        </table:table-row>
        <table:table-row table:style-name="ro1">
          <table:table-cell office:value-type="float" office:value="100663296" calcext:value-type="float">
            <text:p>100663296</text:p>
          </table:table-cell>
          <table:table-cell office:value-type="float" office:value="216.826" calcext:value-type="float">
            <text:p>216,826</text:p>
          </table:table-cell>
          <table:table-cell office:value-type="float" office:value="216.058" calcext:value-type="float">
            <text:p>216,058</text:p>
          </table:table-cell>
          <table:table-cell office:value-type="float" office:value="219.545" calcext:value-type="float">
            <text:p>219,545</text:p>
          </table:table-cell>
          <table:table-cell office:value-type="float" office:value="219.418" calcext:value-type="float">
            <text:p>219,418</text:p>
          </table:table-cell>
          <table:table-cell table:number-columns-repeated="2"/>
        </table:table-row>
        <table:table-row table:style-name="ro1">
          <table:table-cell office:value-type="float" office:value="134217728" calcext:value-type="float">
            <text:p>134217728</text:p>
          </table:table-cell>
          <table:table-cell office:value-type="float" office:value="221.505" calcext:value-type="float">
            <text:p>221,505</text:p>
          </table:table-cell>
          <table:table-cell office:value-type="float" office:value="221.381" calcext:value-type="float">
            <text:p>221,381</text:p>
          </table:table-cell>
          <table:table-cell office:value-type="float" office:value="222.246" calcext:value-type="float">
            <text:p>222,246</text:p>
          </table:table-cell>
          <table:table-cell office:value-type="float" office:value="222.215" calcext:value-type="float">
            <text:p>222,215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style-name="ce9" office:value-type="string" calcext:value-type="string" table:number-columns-spanned="6" table:number-rows-spanned="1">
            <text:p>CPU: Intel(R) Core(TM) i3-8130U CPU @ 2.20GHz</text:p>
          </table:table-cell>
          <table:covered-table-cell table:number-columns-repeated="5"/>
          <table:table-cell/>
        </table:table-row>
        <table:table-row table:style-name="ro1">
          <table:table-cell table:style-name="ce8" office:value-type="string" calcext:value-type="string" table:number-columns-spanned="1" table:number-rows-spanned="3">
            <text:p>working set, bytes</text:p>
          </table:table-cell>
          <table:table-cell table:style-name="ce8" office:value-type="string" calcext:value-type="string" table:number-columns-spanned="1" table:number-rows-spanned="3">
            <text:p>mean, cycles</text:p>
          </table:table-cell>
          <table:table-cell table:style-name="ce8" office:value-type="string" calcext:value-type="string" table:number-columns-spanned="1" table:number-rows-spanned="3">
            <text:p>median, cycles</text:p>
          </table:table-cell>
          <table:table-cell table:style-name="ce4" office:value-type="string" calcext:value-type="string" table:number-columns-spanned="1" table:number-rows-spanned="3">
            <text:p>mean, ns</text:p>
          </table:table-cell>
          <table:table-cell table:style-name="ce4" office:value-type="string" calcext:value-type="string" table:number-columns-spanned="1" table:number-rows-spanned="3">
            <text:p>median, ns</text:p>
          </table:table-cell>
          <table:table-cell table:number-columns-repeated="2"/>
        </table:table-row>
        <table:table-row table:style-name="ro1">
          <table:covered-table-cell table:number-columns-repeated="3" table:style-name="ce7"/>
          <table:covered-table-cell table:number-columns-repeated="2" table:style-name="ce11"/>
          <table:table-cell table:number-columns-repeated="2"/>
        </table:table-row>
        <table:table-row table:style-name="ro1">
          <table:covered-table-cell table:number-columns-repeated="3" table:style-name="ce7"/>
          <table:covered-table-cell table:number-columns-repeated="2" table:style-name="ce11"/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9.28" calcext:value-type="float">
            <text:p>9,28</text:p>
          </table:table-cell>
          <table:table-cell office:value-type="float" office:value="9.5" calcext:value-type="float">
            <text:p>9,5</text:p>
          </table:table-cell>
          <table:table-cell office:value-type="float" office:value="4.204" calcext:value-type="float">
            <text:p>4,204</text:p>
          </table:table-cell>
          <table:table-cell office:value-type="float" office:value="4.304" calcext:value-type="float">
            <text:p>4,304</text:p>
          </table:table-cell>
          <table:table-cell table:number-columns-repeated="2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6.882" calcext:value-type="float">
            <text:p>6,882</text:p>
          </table:table-cell>
          <table:table-cell office:value-type="float" office:value="6.733" calcext:value-type="float">
            <text:p>6,733</text:p>
          </table:table-cell>
          <table:table-cell office:value-type="float" office:value="3.118" calcext:value-type="float">
            <text:p>3,118</text:p>
          </table:table-cell>
          <table:table-cell office:value-type="float" office:value="3.05" calcext:value-type="float">
            <text:p>3,05</text:p>
          </table:table-cell>
          <table:table-cell table:number-columns-repeated="2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2" office:value-type="float" office:value="8.425" calcext:value-type="float">
            <text:p>8,425</text:p>
          </table:table-cell>
          <table:table-cell table:number-columns-repeated="2" office:value-type="float" office:value="3.817" calcext:value-type="float">
            <text:p>3,817</text:p>
          </table:table-cell>
          <table:table-cell table:number-columns-repeated="2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8.355" calcext:value-type="float">
            <text:p>8,355</text:p>
          </table:table-cell>
          <table:table-cell office:value-type="float" office:value="8.1" calcext:value-type="float">
            <text:p>8,1</text:p>
          </table:table-cell>
          <table:table-cell office:value-type="float" office:value="3.785" calcext:value-type="float">
            <text:p>3,785</text:p>
          </table:table-cell>
          <table:table-cell office:value-type="float" office:value="3.669" calcext:value-type="float">
            <text:p>3,669</text:p>
          </table:table-cell>
          <table:table-cell table:number-columns-repeated="2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7.903" calcext:value-type="float">
            <text:p>7,903</text:p>
          </table:table-cell>
          <table:table-cell office:value-type="float" office:value="7.888" calcext:value-type="float">
            <text:p>7,888</text:p>
          </table:table-cell>
          <table:table-cell office:value-type="float" office:value="3.58" calcext:value-type="float">
            <text:p>3,58</text:p>
          </table:table-cell>
          <table:table-cell office:value-type="float" office:value="3.573" calcext:value-type="float">
            <text:p>3,573</text:p>
          </table:table-cell>
          <table:table-cell table:number-columns-repeated="2"/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7.73" calcext:value-type="float">
            <text:p>7,73</text:p>
          </table:table-cell>
          <table:table-cell office:value-type="float" office:value="7.742" calcext:value-type="float">
            <text:p>7,742</text:p>
          </table:table-cell>
          <table:table-cell office:value-type="float" office:value="3.502" calcext:value-type="float">
            <text:p>3,502</text:p>
          </table:table-cell>
          <table:table-cell office:value-type="float" office:value="3.507" calcext:value-type="float">
            <text:p>3,507</text:p>
          </table:table-cell>
          <table:table-cell table:number-columns-repeated="2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7.639" calcext:value-type="float">
            <text:p>7,639</text:p>
          </table:table-cell>
          <table:table-cell office:value-type="float" office:value="7.65" calcext:value-type="float">
            <text:p>7,65</text:p>
          </table:table-cell>
          <table:table-cell office:value-type="float" office:value="3.461" calcext:value-type="float">
            <text:p>3,461</text:p>
          </table:table-cell>
          <table:table-cell office:value-type="float" office:value="3.466" calcext:value-type="float">
            <text:p>3,466</text:p>
          </table:table-cell>
          <table:table-cell table:number-columns-repeated="2"/>
        </table:table-row>
        <table:table-row table:style-name="ro1">
          <table:table-cell office:value-type="float" office:value="1536" calcext:value-type="float">
            <text:p>1536</text:p>
          </table:table-cell>
          <table:table-cell office:value-type="float" office:value="7.565" calcext:value-type="float">
            <text:p>7,565</text:p>
          </table:table-cell>
          <table:table-cell office:value-type="float" office:value="7.558" calcext:value-type="float">
            <text:p>7,558</text:p>
          </table:table-cell>
          <table:table-cell office:value-type="float" office:value="3.427" calcext:value-type="float">
            <text:p>3,427</text:p>
          </table:table-cell>
          <table:table-cell office:value-type="float" office:value="3.424" calcext:value-type="float">
            <text:p>3,424</text:p>
          </table:table-cell>
          <table:table-cell table:number-columns-repeated="2"/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7.512" calcext:value-type="float">
            <text:p>7,512</text:p>
          </table:table-cell>
          <table:table-cell office:value-type="float" office:value="7.513" calcext:value-type="float">
            <text:p>7,513</text:p>
          </table:table-cell>
          <table:table-cell table:number-columns-repeated="2" office:value-type="float" office:value="3.403" calcext:value-type="float">
            <text:p>3,403</text:p>
          </table:table-cell>
          <table:table-cell table:number-columns-repeated="2"/>
        </table:table-row>
        <table:table-row table:style-name="ro1">
          <table:table-cell office:value-type="float" office:value="3072" calcext:value-type="float">
            <text:p>3072</text:p>
          </table:table-cell>
          <table:table-cell office:value-type="float" office:value="7.466" calcext:value-type="float">
            <text:p>7,466</text:p>
          </table:table-cell>
          <table:table-cell office:value-type="float" office:value="7.467" calcext:value-type="float">
            <text:p>7,467</text:p>
          </table:table-cell>
          <table:table-cell office:value-type="float" office:value="3.382" calcext:value-type="float">
            <text:p>3,382</text:p>
          </table:table-cell>
          <table:table-cell office:value-type="float" office:value="3.383" calcext:value-type="float">
            <text:p>3,383</text:p>
          </table:table-cell>
          <table:table-cell table:number-columns-repeated="2"/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7.444" calcext:value-type="float">
            <text:p>7,444</text:p>
          </table:table-cell>
          <table:table-cell office:value-type="float" office:value="7.445" calcext:value-type="float">
            <text:p>7,445</text:p>
          </table:table-cell>
          <table:table-cell office:value-type="float" office:value="3.372" calcext:value-type="float">
            <text:p>3,372</text:p>
          </table:table-cell>
          <table:table-cell office:value-type="float" office:value="3.373" calcext:value-type="float">
            <text:p>3,373</text:p>
          </table:table-cell>
          <table:table-cell table:number-columns-repeated="2"/>
        </table:table-row>
        <table:table-row table:style-name="ro1">
          <table:table-cell office:value-type="float" office:value="6144" calcext:value-type="float">
            <text:p>6144</text:p>
          </table:table-cell>
          <table:table-cell office:value-type="float" office:value="7.421" calcext:value-type="float">
            <text:p>7,421</text:p>
          </table:table-cell>
          <table:table-cell office:value-type="float" office:value="7.424" calcext:value-type="float">
            <text:p>7,424</text:p>
          </table:table-cell>
          <table:table-cell office:value-type="float" office:value="3.362" calcext:value-type="float">
            <text:p>3,362</text:p>
          </table:table-cell>
          <table:table-cell office:value-type="float" office:value="3.363" calcext:value-type="float">
            <text:p>3,363</text:p>
          </table:table-cell>
          <table:table-cell table:number-columns-repeated="2"/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7.876" calcext:value-type="float">
            <text:p>7,876</text:p>
          </table:table-cell>
          <table:table-cell office:value-type="float" office:value="7.415" calcext:value-type="float">
            <text:p>7,415</text:p>
          </table:table-cell>
          <table:table-cell office:value-type="float" office:value="3.568" calcext:value-type="float">
            <text:p>3,568</text:p>
          </table:table-cell>
          <table:table-cell office:value-type="float" office:value="3.359" calcext:value-type="float">
            <text:p>3,359</text:p>
          </table:table-cell>
          <table:table-cell table:number-columns-repeated="2"/>
        </table:table-row>
        <table:table-row table:style-name="ro1">
          <table:table-cell office:value-type="float" office:value="12288" calcext:value-type="float">
            <text:p>12288</text:p>
          </table:table-cell>
          <table:table-cell office:value-type="float" office:value="7.4" calcext:value-type="float">
            <text:p>7,4</text:p>
          </table:table-cell>
          <table:table-cell office:value-type="float" office:value="7.401" calcext:value-type="float">
            <text:p>7,401</text:p>
          </table:table-cell>
          <table:table-cell office:value-type="float" office:value="3.352" calcext:value-type="float">
            <text:p>3,352</text:p>
          </table:table-cell>
          <table:table-cell office:value-type="float" office:value="3.353" calcext:value-type="float">
            <text:p>3,353</text:p>
          </table:table-cell>
          <table:table-cell table:number-columns-repeated="2"/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7.394" calcext:value-type="float">
            <text:p>7,394</text:p>
          </table:table-cell>
          <table:table-cell office:value-type="float" office:value="7.396" calcext:value-type="float">
            <text:p>7,396</text:p>
          </table:table-cell>
          <table:table-cell office:value-type="float" office:value="3.35" calcext:value-type="float">
            <text:p>3,35</text:p>
          </table:table-cell>
          <table:table-cell office:value-type="float" office:value="3.351" calcext:value-type="float">
            <text:p>3,351</text:p>
          </table:table-cell>
          <table:table-cell table:number-columns-repeated="2"/>
        </table:table-row>
        <table:table-row table:style-name="ro1">
          <table:table-cell office:value-type="float" office:value="24576" calcext:value-type="float">
            <text:p>24576</text:p>
          </table:table-cell>
          <table:table-cell office:value-type="float" office:value="5.888" calcext:value-type="float">
            <text:p>5,888</text:p>
          </table:table-cell>
          <table:table-cell office:value-type="float" office:value="5.544" calcext:value-type="float">
            <text:p>5,544</text:p>
          </table:table-cell>
          <table:table-cell office:value-type="float" office:value="2.667" calcext:value-type="float">
            <text:p>2,667</text:p>
          </table:table-cell>
          <table:table-cell office:value-type="float" office:value="2.511" calcext:value-type="float">
            <text:p>2,511</text:p>
          </table:table-cell>
          <table:table-cell table:number-columns-repeated="2"/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5.85" calcext:value-type="float">
            <text:p>5,85</text:p>
          </table:table-cell>
          <table:table-cell office:value-type="float" office:value="5.831" calcext:value-type="float">
            <text:p>5,831</text:p>
          </table:table-cell>
          <table:table-cell office:value-type="float" office:value="2.65" calcext:value-type="float">
            <text:p>2,65</text:p>
          </table:table-cell>
          <table:table-cell office:value-type="float" office:value="2.642" calcext:value-type="float">
            <text:p>2,642</text:p>
          </table:table-cell>
          <table:table-cell table:number-columns-repeated="2"/>
        </table:table-row>
        <table:table-row table:style-name="ro1">
          <table:table-cell office:value-type="float" office:value="49152" calcext:value-type="float">
            <text:p>49152</text:p>
          </table:table-cell>
          <table:table-cell office:value-type="float" office:value="26.009" calcext:value-type="float">
            <text:p>26,009</text:p>
          </table:table-cell>
          <table:table-cell office:value-type="float" office:value="25.977" calcext:value-type="float">
            <text:p>25,977</text:p>
          </table:table-cell>
          <table:table-cell office:value-type="float" office:value="11.782" calcext:value-type="float">
            <text:p>11,782</text:p>
          </table:table-cell>
          <table:table-cell office:value-type="float" office:value="11.768" calcext:value-type="float">
            <text:p>11,768</text:p>
          </table:table-cell>
          <table:table-cell table:number-columns-repeated="2"/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21.135" calcext:value-type="float">
            <text:p>21,135</text:p>
          </table:table-cell>
          <table:table-cell office:value-type="float" office:value="20.929" calcext:value-type="float">
            <text:p>20,929</text:p>
          </table:table-cell>
          <table:table-cell office:value-type="float" office:value="9.575" calcext:value-type="float">
            <text:p>9,575</text:p>
          </table:table-cell>
          <table:table-cell office:value-type="float" office:value="9.481" calcext:value-type="float">
            <text:p>9,481</text:p>
          </table:table-cell>
          <table:table-cell table:number-columns-repeated="2"/>
        </table:table-row>
        <table:table-row table:style-name="ro1">
          <table:table-cell office:value-type="float" office:value="98304" calcext:value-type="float">
            <text:p>98304</text:p>
          </table:table-cell>
          <table:table-cell office:value-type="float" office:value="22.423" calcext:value-type="float">
            <text:p>22,423</text:p>
          </table:table-cell>
          <table:table-cell office:value-type="float" office:value="22.746" calcext:value-type="float">
            <text:p>22,746</text:p>
          </table:table-cell>
          <table:table-cell office:value-type="float" office:value="10.158" calcext:value-type="float">
            <text:p>10,158</text:p>
          </table:table-cell>
          <table:table-cell office:value-type="float" office:value="10.304" calcext:value-type="float">
            <text:p>10,304</text:p>
          </table:table-cell>
          <table:table-cell table:number-columns-repeated="2"/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17.335" calcext:value-type="float">
            <text:p>17,335</text:p>
          </table:table-cell>
          <table:table-cell office:value-type="float" office:value="17.559" calcext:value-type="float">
            <text:p>17,559</text:p>
          </table:table-cell>
          <table:table-cell office:value-type="float" office:value="7.853" calcext:value-type="float">
            <text:p>7,853</text:p>
          </table:table-cell>
          <table:table-cell office:value-type="float" office:value="7.955" calcext:value-type="float">
            <text:p>7,955</text:p>
          </table:table-cell>
          <table:table-cell table:number-columns-repeated="2"/>
        </table:table-row>
        <table:table-row table:style-name="ro1">
          <table:table-cell office:value-type="float" office:value="196608" calcext:value-type="float">
            <text:p>196608</text:p>
          </table:table-cell>
          <table:table-cell office:value-type="float" office:value="17.043" calcext:value-type="float">
            <text:p>17,043</text:p>
          </table:table-cell>
          <table:table-cell office:value-type="float" office:value="16.501" calcext:value-type="float">
            <text:p>16,501</text:p>
          </table:table-cell>
          <table:table-cell office:value-type="float" office:value="7.721" calcext:value-type="float">
            <text:p>7,721</text:p>
          </table:table-cell>
          <table:table-cell office:value-type="float" office:value="7.475" calcext:value-type="float">
            <text:p>7,475</text:p>
          </table:table-cell>
          <table:table-cell table:number-columns-repeated="2"/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18.505" calcext:value-type="float">
            <text:p>18,505</text:p>
          </table:table-cell>
          <table:table-cell office:value-type="float" office:value="17.692" calcext:value-type="float">
            <text:p>17,692</text:p>
          </table:table-cell>
          <table:table-cell office:value-type="float" office:value="8.383" calcext:value-type="float">
            <text:p>8,383</text:p>
          </table:table-cell>
          <table:table-cell office:value-type="float" office:value="8.015" calcext:value-type="float">
            <text:p>8,015</text:p>
          </table:table-cell>
          <table:table-cell table:number-columns-repeated="2"/>
        </table:table-row>
        <table:table-row table:style-name="ro1">
          <table:table-cell office:value-type="float" office:value="393216" calcext:value-type="float">
            <text:p>393216</text:p>
          </table:table-cell>
          <table:table-cell office:value-type="float" office:value="22.907" calcext:value-type="float">
            <text:p>22,907</text:p>
          </table:table-cell>
          <table:table-cell office:value-type="float" office:value="22.783" calcext:value-type="float">
            <text:p>22,783</text:p>
          </table:table-cell>
          <table:table-cell office:value-type="float" office:value="10.377" calcext:value-type="float">
            <text:p>10,377</text:p>
          </table:table-cell>
          <table:table-cell office:value-type="float" office:value="10.321" calcext:value-type="float">
            <text:p>10,321</text:p>
          </table:table-cell>
          <table:table-cell table:number-columns-repeated="2"/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26.108" calcext:value-type="float">
            <text:p>26,108</text:p>
          </table:table-cell>
          <table:table-cell office:value-type="float" office:value="25.757" calcext:value-type="float">
            <text:p>25,757</text:p>
          </table:table-cell>
          <table:table-cell office:value-type="float" office:value="11.828" calcext:value-type="float">
            <text:p>11,828</text:p>
          </table:table-cell>
          <table:table-cell office:value-type="float" office:value="11.669" calcext:value-type="float">
            <text:p>11,669</text:p>
          </table:table-cell>
          <table:table-cell table:number-columns-repeated="2"/>
        </table:table-row>
        <table:table-row table:style-name="ro1">
          <table:table-cell office:value-type="float" office:value="786432" calcext:value-type="float">
            <text:p>786432</text:p>
          </table:table-cell>
          <table:table-cell office:value-type="float" office:value="28.449" calcext:value-type="float">
            <text:p>28,449</text:p>
          </table:table-cell>
          <table:table-cell office:value-type="float" office:value="28.12" calcext:value-type="float">
            <text:p>28,12</text:p>
          </table:table-cell>
          <table:table-cell office:value-type="float" office:value="12.888" calcext:value-type="float">
            <text:p>12,888</text:p>
          </table:table-cell>
          <table:table-cell office:value-type="float" office:value="12.739" calcext:value-type="float">
            <text:p>12,739</text:p>
          </table:table-cell>
          <table:table-cell table:number-columns-repeated="2"/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29.992" calcext:value-type="float">
            <text:p>29,992</text:p>
          </table:table-cell>
          <table:table-cell office:value-type="float" office:value="29.649" calcext:value-type="float">
            <text:p>29,649</text:p>
          </table:table-cell>
          <table:table-cell office:value-type="float" office:value="13.587" calcext:value-type="float">
            <text:p>13,587</text:p>
          </table:table-cell>
          <table:table-cell office:value-type="float" office:value="13.432" calcext:value-type="float">
            <text:p>13,432</text:p>
          </table:table-cell>
          <table:table-cell table:number-columns-repeated="2"/>
        </table:table-row>
        <table:table-row table:style-name="ro1">
          <table:table-cell office:value-type="float" office:value="1572864" calcext:value-type="float">
            <text:p>1572864</text:p>
          </table:table-cell>
          <table:table-cell office:value-type="float" office:value="31.241" calcext:value-type="float">
            <text:p>31,241</text:p>
          </table:table-cell>
          <table:table-cell office:value-type="float" office:value="30.689" calcext:value-type="float">
            <text:p>30,689</text:p>
          </table:table-cell>
          <table:table-cell office:value-type="float" office:value="14.153" calcext:value-type="float">
            <text:p>14,153</text:p>
          </table:table-cell>
          <table:table-cell office:value-type="float" office:value="13.903" calcext:value-type="float">
            <text:p>13,903</text:p>
          </table:table-cell>
          <table:table-cell table:number-columns-repeated="2"/>
        </table:table-row>
        <table:table-row table:style-name="ro1">
          <table:table-cell office:value-type="float" office:value="2097152" calcext:value-type="float">
            <text:p>2097152</text:p>
          </table:table-cell>
          <table:table-cell office:value-type="float" office:value="34.723" calcext:value-type="float">
            <text:p>34,723</text:p>
          </table:table-cell>
          <table:table-cell office:value-type="float" office:value="34.045" calcext:value-type="float">
            <text:p>34,045</text:p>
          </table:table-cell>
          <table:table-cell office:value-type="float" office:value="15.73" calcext:value-type="float">
            <text:p>15,73</text:p>
          </table:table-cell>
          <table:table-cell office:value-type="float" office:value="15.423" calcext:value-type="float">
            <text:p>15,423</text:p>
          </table:table-cell>
          <table:table-cell table:number-columns-repeated="2"/>
        </table:table-row>
        <table:table-row table:style-name="ro1">
          <table:table-cell office:value-type="float" office:value="3145728" calcext:value-type="float">
            <text:p>3145728</text:p>
          </table:table-cell>
          <table:table-cell office:value-type="float" office:value="39.746" calcext:value-type="float">
            <text:p>39,746</text:p>
          </table:table-cell>
          <table:table-cell office:value-type="float" office:value="37.771" calcext:value-type="float">
            <text:p>37,771</text:p>
          </table:table-cell>
          <table:table-cell office:value-type="float" office:value="18.006" calcext:value-type="float">
            <text:p>18,006</text:p>
          </table:table-cell>
          <table:table-cell office:value-type="float" office:value="17.111" calcext:value-type="float">
            <text:p>17,111</text:p>
          </table:table-cell>
          <table:table-cell table:number-columns-repeated="2"/>
        </table:table-row>
        <table:table-row table:style-name="ro1">
          <table:table-cell office:value-type="float" office:value="4194304" calcext:value-type="float">
            <text:p>4194304</text:p>
          </table:table-cell>
          <table:table-cell office:value-type="float" office:value="111.822" calcext:value-type="float">
            <text:p>111,822</text:p>
          </table:table-cell>
          <table:table-cell office:value-type="float" office:value="106.648" calcext:value-type="float">
            <text:p>106,648</text:p>
          </table:table-cell>
          <table:table-cell office:value-type="float" office:value="50.658" calcext:value-type="float">
            <text:p>50,658</text:p>
          </table:table-cell>
          <table:table-cell office:value-type="float" office:value="48.314" calcext:value-type="float">
            <text:p>48,314</text:p>
          </table:table-cell>
          <table:table-cell table:number-columns-repeated="2"/>
        </table:table-row>
        <table:table-row table:style-name="ro1">
          <table:table-cell office:value-type="float" office:value="6291456" calcext:value-type="float">
            <text:p>6291456</text:p>
          </table:table-cell>
          <table:table-cell office:value-type="float" office:value="226.111" calcext:value-type="float">
            <text:p>226,111</text:p>
          </table:table-cell>
          <table:table-cell office:value-type="float" office:value="226.48" calcext:value-type="float">
            <text:p>226,48</text:p>
          </table:table-cell>
          <table:table-cell office:value-type="float" office:value="102.433" calcext:value-type="float">
            <text:p>102,433</text:p>
          </table:table-cell>
          <table:table-cell office:value-type="float" office:value="102.6" calcext:value-type="float">
            <text:p>102,6</text:p>
          </table:table-cell>
          <table:table-cell table:number-columns-repeated="2"/>
        </table:table-row>
        <table:table-row table:style-name="ro1">
          <table:table-cell office:value-type="float" office:value="8388608" calcext:value-type="float">
            <text:p>8388608</text:p>
          </table:table-cell>
          <table:table-cell office:value-type="float" office:value="234.436" calcext:value-type="float">
            <text:p>234,436</text:p>
          </table:table-cell>
          <table:table-cell office:value-type="float" office:value="234.897" calcext:value-type="float">
            <text:p>234,897</text:p>
          </table:table-cell>
          <table:table-cell office:value-type="float" office:value="106.204" calcext:value-type="float">
            <text:p>106,204</text:p>
          </table:table-cell>
          <table:table-cell office:value-type="float" office:value="106.413" calcext:value-type="float">
            <text:p>106,413</text:p>
          </table:table-cell>
          <table:table-cell table:number-columns-repeated="2"/>
        </table:table-row>
        <table:table-row table:style-name="ro1">
          <table:table-cell office:value-type="float" office:value="12582912" calcext:value-type="float">
            <text:p>12582912</text:p>
          </table:table-cell>
          <table:table-cell office:value-type="float" office:value="259.069" calcext:value-type="float">
            <text:p>259,069</text:p>
          </table:table-cell>
          <table:table-cell office:value-type="float" office:value="257.813" calcext:value-type="float">
            <text:p>257,813</text:p>
          </table:table-cell>
          <table:table-cell office:value-type="float" office:value="117.364" calcext:value-type="float">
            <text:p>117,364</text:p>
          </table:table-cell>
          <table:table-cell office:value-type="float" office:value="116.795" calcext:value-type="float">
            <text:p>116,795</text:p>
          </table:table-cell>
          <table:table-cell table:number-columns-repeated="2"/>
        </table:table-row>
        <table:table-row table:style-name="ro1">
          <table:table-cell office:value-type="float" office:value="16777216" calcext:value-type="float">
            <text:p>16777216</text:p>
          </table:table-cell>
          <table:table-cell office:value-type="float" office:value="266.768" calcext:value-type="float">
            <text:p>266,768</text:p>
          </table:table-cell>
          <table:table-cell office:value-type="float" office:value="266.587" calcext:value-type="float">
            <text:p>266,587</text:p>
          </table:table-cell>
          <table:table-cell office:value-type="float" office:value="120.851" calcext:value-type="float">
            <text:p>120,851</text:p>
          </table:table-cell>
          <table:table-cell office:value-type="float" office:value="120.769" calcext:value-type="float">
            <text:p>120,769</text:p>
          </table:table-cell>
          <table:table-cell table:number-columns-repeated="2"/>
        </table:table-row>
        <table:table-row table:style-name="ro1">
          <table:table-cell office:value-type="float" office:value="25165824" calcext:value-type="float">
            <text:p>25165824</text:p>
          </table:table-cell>
          <table:table-cell office:value-type="float" office:value="268.098" calcext:value-type="float">
            <text:p>268,098</text:p>
          </table:table-cell>
          <table:table-cell office:value-type="float" office:value="273.026" calcext:value-type="float">
            <text:p>273,026</text:p>
          </table:table-cell>
          <table:table-cell office:value-type="float" office:value="121.454" calcext:value-type="float">
            <text:p>121,454</text:p>
          </table:table-cell>
          <table:table-cell office:value-type="float" office:value="123.686" calcext:value-type="float">
            <text:p>123,686</text:p>
          </table:table-cell>
          <table:table-cell table:number-columns-repeated="2"/>
        </table:table-row>
        <table:table-row table:style-name="ro1">
          <table:table-cell office:value-type="float" office:value="33554432" calcext:value-type="float">
            <text:p>33554432</text:p>
          </table:table-cell>
          <table:table-cell office:value-type="float" office:value="270.481" calcext:value-type="float">
            <text:p>270,481</text:p>
          </table:table-cell>
          <table:table-cell office:value-type="float" office:value="266.557" calcext:value-type="float">
            <text:p>266,557</text:p>
          </table:table-cell>
          <table:table-cell office:value-type="float" office:value="122.534" calcext:value-type="float">
            <text:p>122,534</text:p>
          </table:table-cell>
          <table:table-cell office:value-type="float" office:value="120.756" calcext:value-type="float">
            <text:p>120,756</text:p>
          </table:table-cell>
          <table:table-cell table:number-columns-repeated="2"/>
        </table:table-row>
        <table:table-row table:style-name="ro1">
          <table:table-cell office:value-type="float" office:value="50331648" calcext:value-type="float">
            <text:p>50331648</text:p>
          </table:table-cell>
          <table:table-cell office:value-type="float" office:value="277.792" calcext:value-type="float">
            <text:p>277,792</text:p>
          </table:table-cell>
          <table:table-cell office:value-type="float" office:value="281.097" calcext:value-type="float">
            <text:p>281,097</text:p>
          </table:table-cell>
          <table:table-cell office:value-type="float" office:value="125.845" calcext:value-type="float">
            <text:p>125,845</text:p>
          </table:table-cell>
          <table:table-cell office:value-type="float" office:value="127.342" calcext:value-type="float">
            <text:p>127,342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Noto Sans CJK SC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number-style style:name="N109">
      <number:number number:decimal-places="3" loext:min-decimal-places="3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29.7cm" fo:page-height="21.001cm" style:num-format="1" style:print-orientation="landscape" style:scale-to="76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09">00.00.0000</text:date>, <text:time style:data-style-name="N2" text:time-value="10:26:28.936298081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2-09T10:29:55.884446061</dc:date>
    <meta:editing-duration>PT50M3S</meta:editing-duration>
    <meta:editing-cycles>9</meta:editing-cycles>
    <meta:generator>LibreOffice/6.4.7.2$Linux_X86_64 LibreOffice_project/40$Build-2</meta:generator>
    <meta:document-statistic meta:table-count="2" meta:cell-count="725" meta:object-count="4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color="#006600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dddddd"/>
    </style:style>
    <style:style style:name="ch9" style:family="chart" style:data-style-name="N0">
      <style:chart-properties chart:display-label="true" chart:logarithmic="false" chart:minimum="0" chart:maximum="143" chart:interval-major="10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0.001cm" svg:height="12.001cm" xlink:href=".." xlink:type="simple" chart:class="chart:line" chart:style-name="ch1">
        <chart:legend chart:legend-position="end" svg:x="3.906cm" svg:y="1.411cm" style:legend-expansion="custom" chartooo:width="5.011cm" chartooo:height="1.679cm" style:legend-expansion-aspect-ratio="2.98451459201906" chart:style-name="ch2"/>
        <chart:plot-area chart:style-name="ch3" table:cell-range-address="'2022 experiments'.A5:'2022 experiments'.C45" chart:data-source-has-labels="both" svg:x="0.723cm" svg:y="0.036cm" svg:width="18.52cm" svg:height="11.556cm">
          <chartooo:coordinate-region svg:x="1.53cm" svg:y="0.235cm" svg:width="16.905cm" svg:height="9.647cm"/>
          <chart:axis chart:dimension="x" chart:name="primary-x" chart:style-name="ch4" chartooo:axis-type="auto">
            <chartooo:date-scale/>
            <chart:title svg:x="8.876cm" svg:y="11.172cm" chart:style-name="ch5">
              <text:p>working set, bytes</text:p>
            </chart:title>
            <chart:categories table:cell-range-address="'2022 experiments'.A5:'2022 experiments'.A45"/>
            <chart:grid chart:style-name="ch6" chart:class="major"/>
          </chart:axis>
          <chart:axis chart:dimension="y" chart:name="primary-y" chart:style-name="ch4">
            <chart:title svg:x="0.148cm" svg:y="6.121cm" chart:style-name="ch7">
              <text:p> cycles</text:p>
            </chart:title>
            <chart:grid chart:style-name="ch6" chart:class="major"/>
            <chart:grid chart:style-name="ch8" chart:class="minor"/>
          </chart:axis>
          <chart:axis chart:dimension="y" chart:name="secondary-y" chart:style-name="ch9">
            <chart:title svg:x="19.216cm" svg:y="6.719cm" chart:style-name="ch7">
              <text:p>nanoseconds</text:p>
            </chart:title>
          </chart:axis>
          <chart:series chart:attached-axis="primary-y" chart:style-name="ch10" chart:values-cell-range-address="'2022 experiments'.B5:'2022 experiments'.B45" loext:label-string="&quot;mean access time&quot;" chart:class="chart:line">
            <chart:data-point chart:repeated="41"/>
          </chart:series>
          <chart:series chart:attached-axis="primary-y" chart:style-name="ch11" chart:values-cell-range-address="'2022 experiments'.C5:'2022 experiments'.C45" loext:label-string="&quot;median access time&quot;" chart:class="chart:line">
            <chart:data-point chart:repeated="4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an access time</text:p>
              </table:table-cell>
              <table:table-cell office:value-type="string">
                <text:p>median access time</text:p>
              </table:table-cell>
            </table:table-row>
          </table:table-header-rows>
          <table:table-rows>
            <table:table-row>
              <table:table-cell office:value-type="float" office:value="128">
                <text:p>128</text:p>
                <draw:g>
                  <svg:desc>'2022 experiments'.A5:'2022 experiments'.A45</svg:desc>
                </draw:g>
              </table:table-cell>
              <table:table-cell office:value-type="float" office:value="5.09">
                <text:p>5.09</text:p>
                <draw:g>
                  <svg:desc>'2022 experiments'.B5:'2022 experiments'.B45</svg:desc>
                </draw:g>
              </table:table-cell>
              <table:table-cell office:value-type="float" office:value="5">
                <text:p>5</text:p>
                <draw:g>
                  <svg:desc>'2022 experiments'.C5:'2022 experiments'.C45</svg:desc>
                </draw:g>
              </table:table-cell>
            </table:table-row>
            <table:table-row>
              <table:table-cell office:value-type="float" office:value="192">
                <text:p>192</text:p>
              </table:table-cell>
              <table:table-cell office:value-type="float" office:value="4.727">
                <text:p>4.727</text:p>
              </table:table-cell>
              <table:table-cell office:value-type="float" office:value="4.733">
                <text:p>4.733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4.528">
                <text:p>4.528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float" office:value="384">
                <text:p>384</text:p>
              </table:table-cell>
              <table:table-cell office:value-type="float" office:value="4.752">
                <text:p>4.752</text:p>
              </table:table-cell>
              <table:table-cell office:value-type="float" office:value="4.467">
                <text:p>4.467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4.58">
                <text:p>4.58</text:p>
              </table:table-cell>
              <table:table-cell office:value-type="float" office:value="4.325">
                <text:p>4.325</text:p>
              </table:table-cell>
            </table:table-row>
            <table:table-row>
              <table:table-cell office:value-type="float" office:value="768">
                <text:p>768</text:p>
              </table:table-cell>
              <table:table-cell office:value-type="float" office:value="4.303">
                <text:p>4.303</text:p>
              </table:table-cell>
              <table:table-cell office:value-type="float" office:value="4.183">
                <text:p>4.183</text:p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4.405">
                <text:p>4.405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float" office:value="1536">
                <text:p>1536</text:p>
              </table:table-cell>
              <table:table-cell office:value-type="float" office:value="4.322">
                <text:p>4.322</text:p>
              </table:table-cell>
              <table:table-cell office:value-type="float" office:value="4.217">
                <text:p>4.217</text:p>
              </table:table-cell>
            </table:table-row>
            <table:table-row>
              <table:table-cell office:value-type="float" office:value="2048">
                <text:p>2048</text:p>
              </table:table-cell>
              <table:table-cell office:value-type="float" office:value="4.256">
                <text:p>4.256</text:p>
              </table:table-cell>
              <table:table-cell office:value-type="float" office:value="4.125">
                <text:p>4.125</text:p>
              </table:table-cell>
            </table:table-row>
            <table:table-row>
              <table:table-cell office:value-type="float" office:value="3072">
                <text:p>3072</text:p>
              </table:table-cell>
              <table:table-cell office:value-type="float" office:value="4.067">
                <text:p>4.067</text:p>
              </table:table-cell>
              <table:table-cell office:value-type="float" office:value="4.046">
                <text:p>4.046</text:p>
              </table:table-cell>
            </table:table-row>
            <table:table-row>
              <table:table-cell office:value-type="float" office:value="4096">
                <text:p>4096</text:p>
              </table:table-cell>
              <table:table-cell office:value-type="float" office:value="4.409">
                <text:p>4.409</text:p>
              </table:table-cell>
              <table:table-cell office:value-type="float" office:value="4.381">
                <text:p>4.381</text:p>
              </table:table-cell>
            </table:table-row>
            <table:table-row>
              <table:table-cell office:value-type="float" office:value="6144">
                <text:p>6144</text:p>
              </table:table-cell>
              <table:table-cell office:value-type="float" office:value="4.198">
                <text:p>4.198</text:p>
              </table:table-cell>
              <table:table-cell office:value-type="float" office:value="4.227">
                <text:p>4.227</text:p>
              </table:table-cell>
            </table:table-row>
            <table:table-row>
              <table:table-cell office:value-type="float" office:value="8192">
                <text:p>8192</text:p>
              </table:table-cell>
              <table:table-cell office:value-type="float" office:value="4.265">
                <text:p>4.265</text:p>
              </table:table-cell>
              <table:table-cell office:value-type="float" office:value="4.256">
                <text:p>4.256</text:p>
              </table:table-cell>
            </table:table-row>
            <table:table-row>
              <table:table-cell office:value-type="float" office:value="12288">
                <text:p>12288</text:p>
              </table:table-cell>
              <table:table-cell office:value-type="float" office:value="4.131">
                <text:p>4.131</text:p>
              </table:table-cell>
              <table:table-cell office:value-type="float" office:value="4.122">
                <text:p>4.122</text:p>
              </table:table-cell>
            </table:table-row>
            <table:table-row>
              <table:table-cell office:value-type="float" office:value="16384">
                <text:p>16384</text:p>
              </table:table-cell>
              <table:table-cell office:value-type="float" office:value="4.098">
                <text:p>4.098</text:p>
              </table:table-cell>
              <table:table-cell office:value-type="float" office:value="4.009">
                <text:p>4.009</text:p>
              </table:table-cell>
            </table:table-row>
            <table:table-row>
              <table:table-cell office:value-type="float" office:value="24576">
                <text:p>24576</text:p>
              </table:table-cell>
              <table:table-cell office:value-type="float" office:value="5.508">
                <text:p>5.508</text:p>
              </table:table-cell>
              <table:table-cell office:value-type="float" office:value="4.341">
                <text:p>4.341</text:p>
              </table:table-cell>
            </table:table-row>
            <table:table-row>
              <table:table-cell office:value-type="float" office:value="32768">
                <text:p>32768</text:p>
              </table:table-cell>
              <table:table-cell office:value-type="float" office:value="5.278">
                <text:p>5.278</text:p>
              </table:table-cell>
              <table:table-cell office:value-type="float" office:value="4.541">
                <text:p>4.541</text:p>
              </table:table-cell>
            </table:table-row>
            <table:table-row>
              <table:table-cell office:value-type="float" office:value="49152">
                <text:p>49152</text:p>
              </table:table-cell>
              <table:table-cell office:value-type="float" office:value="19.928">
                <text:p>19.928</text:p>
              </table:table-cell>
              <table:table-cell office:value-type="float" office:value="19.828">
                <text:p>19.828</text:p>
              </table:table-cell>
            </table:table-row>
            <table:table-row>
              <table:table-cell office:value-type="float" office:value="65536">
                <text:p>65536</text:p>
              </table:table-cell>
              <table:table-cell office:value-type="float" office:value="20.138">
                <text:p>20.138</text:p>
              </table:table-cell>
              <table:table-cell office:value-type="float" office:value="19.958">
                <text:p>19.958</text:p>
              </table:table-cell>
            </table:table-row>
            <table:table-row>
              <table:table-cell office:value-type="float" office:value="98304">
                <text:p>98304</text:p>
              </table:table-cell>
              <table:table-cell office:value-type="float" office:value="24.376">
                <text:p>24.376</text:p>
              </table:table-cell>
              <table:table-cell office:value-type="float" office:value="20.089">
                <text:p>20.089</text:p>
              </table:table-cell>
            </table:table-row>
            <table:table-row>
              <table:table-cell office:value-type="float" office:value="131072">
                <text:p>131072</text:p>
              </table:table-cell>
              <table:table-cell office:value-type="float" office:value="21.562">
                <text:p>21.562</text:p>
              </table:table-cell>
              <table:table-cell office:value-type="float" office:value="20.855">
                <text:p>20.855</text:p>
              </table:table-cell>
            </table:table-row>
            <table:table-row>
              <table:table-cell office:value-type="float" office:value="196608">
                <text:p>196608</text:p>
              </table:table-cell>
              <table:table-cell office:value-type="float" office:value="25.724">
                <text:p>25.724</text:p>
              </table:table-cell>
              <table:table-cell office:value-type="float" office:value="21.695">
                <text:p>21.695</text:p>
              </table:table-cell>
            </table:table-row>
            <table:table-row>
              <table:table-cell office:value-type="float" office:value="262144">
                <text:p>262144</text:p>
              </table:table-cell>
              <table:table-cell office:value-type="float" office:value="32.293">
                <text:p>32.293</text:p>
              </table:table-cell>
              <table:table-cell office:value-type="float" office:value="30.722">
                <text:p>30.722</text:p>
              </table:table-cell>
            </table:table-row>
            <table:table-row>
              <table:table-cell office:value-type="float" office:value="393216">
                <text:p>393216</text:p>
              </table:table-cell>
              <table:table-cell office:value-type="float" office:value="38.987">
                <text:p>38.987</text:p>
              </table:table-cell>
              <table:table-cell office:value-type="float" office:value="35.212">
                <text:p>35.212</text:p>
              </table:table-cell>
            </table:table-row>
            <table:table-row>
              <table:table-cell office:value-type="float" office:value="524288">
                <text:p>524288</text:p>
              </table:table-cell>
              <table:table-cell office:value-type="float" office:value="40.203">
                <text:p>40.203</text:p>
              </table:table-cell>
              <table:table-cell office:value-type="float" office:value="36.805">
                <text:p>36.805</text:p>
              </table:table-cell>
            </table:table-row>
            <table:table-row>
              <table:table-cell office:value-type="float" office:value="786432">
                <text:p>786432</text:p>
              </table:table-cell>
              <table:table-cell office:value-type="float" office:value="41.298">
                <text:p>41.298</text:p>
              </table:table-cell>
              <table:table-cell office:value-type="float" office:value="38.014">
                <text:p>38.014</text:p>
              </table:table-cell>
            </table:table-row>
            <table:table-row>
              <table:table-cell office:value-type="float" office:value="1048576">
                <text:p>1048576</text:p>
              </table:table-cell>
              <table:table-cell office:value-type="float" office:value="49.334">
                <text:p>49.334</text:p>
              </table:table-cell>
              <table:table-cell office:value-type="float" office:value="39.702">
                <text:p>39.702</text:p>
              </table:table-cell>
            </table:table-row>
            <table:table-row>
              <table:table-cell office:value-type="float" office:value="1572864">
                <text:p>1572864</text:p>
              </table:table-cell>
              <table:table-cell office:value-type="float" office:value="46.424">
                <text:p>46.424</text:p>
              </table:table-cell>
              <table:table-cell office:value-type="float" office:value="43.076">
                <text:p>43.076</text:p>
              </table:table-cell>
            </table:table-row>
            <table:table-row>
              <table:table-cell office:value-type="float" office:value="2097152">
                <text:p>2097152</text:p>
              </table:table-cell>
              <table:table-cell office:value-type="float" office:value="57.657">
                <text:p>57.657</text:p>
              </table:table-cell>
              <table:table-cell office:value-type="float" office:value="51.185">
                <text:p>51.185</text:p>
              </table:table-cell>
            </table:table-row>
            <table:table-row>
              <table:table-cell office:value-type="float" office:value="3145728">
                <text:p>3145728</text:p>
              </table:table-cell>
              <table:table-cell office:value-type="float" office:value="109.301">
                <text:p>109.301</text:p>
              </table:table-cell>
              <table:table-cell office:value-type="float" office:value="113.436">
                <text:p>113.436</text:p>
              </table:table-cell>
            </table:table-row>
            <table:table-row>
              <table:table-cell office:value-type="float" office:value="4194304">
                <text:p>4194304</text:p>
              </table:table-cell>
              <table:table-cell office:value-type="float" office:value="133.775">
                <text:p>133.775</text:p>
              </table:table-cell>
              <table:table-cell office:value-type="float" office:value="134.327">
                <text:p>134.327</text:p>
              </table:table-cell>
            </table:table-row>
            <table:table-row>
              <table:table-cell office:value-type="float" office:value="6291456">
                <text:p>6291456</text:p>
              </table:table-cell>
              <table:table-cell office:value-type="float" office:value="145.906">
                <text:p>145.906</text:p>
              </table:table-cell>
              <table:table-cell office:value-type="float" office:value="147.518">
                <text:p>147.518</text:p>
              </table:table-cell>
            </table:table-row>
            <table:table-row>
              <table:table-cell office:value-type="float" office:value="8388608">
                <text:p>8388608</text:p>
              </table:table-cell>
              <table:table-cell office:value-type="float" office:value="148.421">
                <text:p>148.421</text:p>
              </table:table-cell>
              <table:table-cell office:value-type="float" office:value="149.219">
                <text:p>149.219</text:p>
              </table:table-cell>
            </table:table-row>
            <table:table-row>
              <table:table-cell office:value-type="float" office:value="12582912">
                <text:p>12582912</text:p>
              </table:table-cell>
              <table:table-cell office:value-type="float" office:value="150.627">
                <text:p>150.627</text:p>
              </table:table-cell>
              <table:table-cell office:value-type="float" office:value="150.683">
                <text:p>150.683</text:p>
              </table:table-cell>
            </table:table-row>
            <table:table-row>
              <table:table-cell office:value-type="float" office:value="16777216">
                <text:p>16777216</text:p>
              </table:table-cell>
              <table:table-cell office:value-type="float" office:value="162.835">
                <text:p>162.835</text:p>
              </table:table-cell>
              <table:table-cell office:value-type="float" office:value="154.491">
                <text:p>154.491</text:p>
              </table:table-cell>
            </table:table-row>
            <table:table-row>
              <table:table-cell office:value-type="float" office:value="25165824">
                <text:p>25165824</text:p>
              </table:table-cell>
              <table:table-cell office:value-type="float" office:value="155.824">
                <text:p>155.824</text:p>
              </table:table-cell>
              <table:table-cell office:value-type="float" office:value="155.859">
                <text:p>155.859</text:p>
              </table:table-cell>
            </table:table-row>
            <table:table-row>
              <table:table-cell office:value-type="float" office:value="33554432">
                <text:p>33554432</text:p>
              </table:table-cell>
              <table:table-cell office:value-type="float" office:value="158.346">
                <text:p>158.346</text:p>
              </table:table-cell>
              <table:table-cell office:value-type="float" office:value="157.959">
                <text:p>157.959</text:p>
              </table:table-cell>
            </table:table-row>
            <table:table-row>
              <table:table-cell office:value-type="float" office:value="50331648">
                <text:p>50331648</text:p>
              </table:table-cell>
              <table:table-cell office:value-type="float" office:value="161.373">
                <text:p>161.373</text:p>
              </table:table-cell>
              <table:table-cell office:value-type="float" office:value="160.978">
                <text:p>160.978</text:p>
              </table:table-cell>
            </table:table-row>
            <table:table-row>
              <table:table-cell office:value-type="float" office:value="67108864">
                <text:p>67108864</text:p>
              </table:table-cell>
              <table:table-cell office:value-type="float" office:value="164.655">
                <text:p>164.655</text:p>
              </table:table-cell>
              <table:table-cell office:value-type="float" office:value="164.791">
                <text:p>164.791</text:p>
              </table:table-cell>
            </table:table-row>
            <table:table-row>
              <table:table-cell office:value-type="float" office:value="100663296">
                <text:p>100663296</text:p>
              </table:table-cell>
              <table:table-cell office:value-type="float" office:value="171.247">
                <text:p>171.247</text:p>
              </table:table-cell>
              <table:table-cell office:value-type="float" office:value="171.228">
                <text:p>171.228</text:p>
              </table:table-cell>
            </table:table-row>
            <table:table-row>
              <table:table-cell office:value-type="float" office:value="134217728">
                <text:p>134217728</text:p>
              </table:table-cell>
              <table:table-cell office:value-type="float" office:value="176.704">
                <text:p>176.704</text:p>
              </table:table-cell>
              <table:table-cell office:value-type="float" office:value="176.882">
                <text:p>176.88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09">
      <number:number number:decimal-places="3" loext:min-decimal-places="3" number:min-integer-digits="1"/>
    </number:number-style>
    <style:style style:name="ch1" style:family="chart">
      <style:graphic-properties draw:stroke="solid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9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09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109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9.692cm" svg:height="10.449cm" xlink:href=".." xlink:type="simple" chart:class="chart:line" chart:style-name="ch1">
        <chart:legend chart:legend-position="end" svg:x="1.938cm" svg:y="1.034cm" style:legend-expansion="custom" chartooo:width="7.426cm" chartooo:height="2.297cm" style:legend-expansion-aspect-ratio="3.23291249455812" chart:style-name="ch2"/>
        <chart:plot-area chart:style-name="ch3" table:cell-range-address="'2019 experiments'.A7:'2019 experiments'.D27 '2019 experiments'.B2:'2019 experiments'.D2" chart:data-source-has-labels="both" svg:x="0.795cm" svg:y="0.597cm" svg:width="18.57cm" svg:height="9.637cm">
          <chartooo:coordinate-region svg:x="2.263cm" svg:y="0.797cm" svg:width="16.961cm" svg:height="7.727cm"/>
          <chart:axis chart:dimension="x" chart:name="primary-x" chart:style-name="ch4" chartooo:axis-type="auto">
            <chartooo:date-scale/>
            <chart:categories table:cell-range-address="'2019 experiments'.A7:'2019 experiments'.A27"/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'2019 experiments'.B7:'2019 experiments'.B27" chart:label-cell-address="'2019 experiments'.B2:'2019 experiments'.B2" chart:class="chart:line">
            <chart:data-point chart:repeated="21"/>
          </chart:series>
          <chart:series chart:style-name="ch8" chart:values-cell-range-address="'2019 experiments'.C7:'2019 experiments'.C27" chart:label-cell-address="'2019 experiments'.C2:'2019 experiments'.C2" chart:class="chart:line">
            <chart:data-point chart:repeated="21"/>
          </chart:series>
          <chart:series chart:style-name="ch9" chart:values-cell-range-address="'2019 experiments'.D7:'2019 experiments'.D27" chart:label-cell-address="'2019 experiments'.D2:'2019 experiments'.D2" chart:class="chart:line">
            <chart:data-point chart:repeated="2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ad node, cycles</text:p>
                <draw:g>
                  <svg:desc>'2019 experiments'.B2:'2019 experiments'.B2</svg:desc>
                </draw:g>
              </table:table-cell>
              <table:table-cell office:value-type="string">
                <text:p>read node cache size, cycles</text:p>
                <draw:g>
                  <svg:desc>'2019 experiments'.C2:'2019 experiments'.C2</svg:desc>
                </draw:g>
              </table:table-cell>
              <table:table-cell office:value-type="string">
                <text:p>read node cache size, data at end, cycles</text:p>
                <draw:g>
                  <svg:desc>'2019 experiments'.D2:'2019 experiments'.D2</svg:desc>
                </draw:g>
              </table:table-cell>
            </table:table-row>
          </table:table-header-rows>
          <table:table-rows>
            <table:table-row>
              <table:table-cell office:value-type="float" office:value="256">
                <text:p>256</text:p>
                <draw:g>
                  <svg:desc>'2019 experiments'.A7:'2019 experiments'.A27</svg:desc>
                </draw:g>
              </table:table-cell>
              <table:table-cell office:value-type="float" office:value="4.108">
                <text:p>4.108</text:p>
                <draw:g>
                  <svg:desc>'2019 experiments'.B7:'2019 experiments'.B27</svg:desc>
                </draw:g>
              </table:table-cell>
              <table:table-cell office:value-type="float" office:value="4.075">
                <text:p>4.075</text:p>
                <draw:g>
                  <svg:desc>'2019 experiments'.C7:'2019 experiments'.C27</svg:desc>
                </draw:g>
              </table:table-cell>
              <table:table-cell office:value-type="float" office:value="4.056">
                <text:p>4.056</text:p>
                <draw:g>
                  <svg:desc>'2019 experiments'.D7:'2019 experiments'.D27</svg:desc>
                </draw:g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4.103">
                <text:p>4.103</text:p>
              </table:table-cell>
              <table:table-cell office:value-type="float" office:value="4.078">
                <text:p>4.078</text:p>
              </table:table-cell>
              <table:table-cell office:value-type="float" office:value="4.08">
                <text:p>4.08</text:p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4.117">
                <text:p>4.117</text:p>
              </table:table-cell>
              <table:table-cell office:value-type="float" office:value="4.085">
                <text:p>4.085</text:p>
              </table:table-cell>
              <table:table-cell office:value-type="float" office:value="4.072">
                <text:p>4.072</text:p>
              </table:table-cell>
            </table:table-row>
            <table:table-row>
              <table:table-cell office:value-type="float" office:value="2048">
                <text:p>2048</text:p>
              </table:table-cell>
              <table:table-cell office:value-type="float" office:value="4.109">
                <text:p>4.109</text:p>
              </table:table-cell>
              <table:table-cell office:value-type="float" office:value="4.092">
                <text:p>4.092</text:p>
              </table:table-cell>
              <table:table-cell office:value-type="float" office:value="4.068">
                <text:p>4.068</text:p>
              </table:table-cell>
            </table:table-row>
            <table:table-row>
              <table:table-cell office:value-type="float" office:value="4096">
                <text:p>4096</text:p>
              </table:table-cell>
              <table:table-cell office:value-type="float" office:value="4.11">
                <text:p>4.11</text:p>
              </table:table-cell>
              <table:table-cell office:value-type="float" office:value="4.098">
                <text:p>4.098</text:p>
              </table:table-cell>
              <table:table-cell office:value-type="float" office:value="4.07">
                <text:p>4.07</text:p>
              </table:table-cell>
            </table:table-row>
            <table:table-row>
              <table:table-cell office:value-type="float" office:value="8192">
                <text:p>8192</text:p>
              </table:table-cell>
              <table:table-cell office:value-type="float" office:value="4.069">
                <text:p>4.069</text:p>
              </table:table-cell>
              <table:table-cell office:value-type="float" office:value="4.101">
                <text:p>4.101</text:p>
              </table:table-cell>
              <table:table-cell office:value-type="float" office:value="4.085">
                <text:p>4.085</text:p>
              </table:table-cell>
            </table:table-row>
            <table:table-row>
              <table:table-cell office:value-type="float" office:value="16384">
                <text:p>16384</text:p>
              </table:table-cell>
              <table:table-cell office:value-type="float" office:value="4.156">
                <text:p>4.156</text:p>
              </table:table-cell>
              <table:table-cell office:value-type="float" office:value="4.128">
                <text:p>4.128</text:p>
              </table:table-cell>
              <table:table-cell office:value-type="float" office:value="4.085">
                <text:p>4.085</text:p>
              </table:table-cell>
            </table:table-row>
            <table:table-row>
              <table:table-cell office:value-type="float" office:value="32768">
                <text:p>32768</text:p>
              </table:table-cell>
              <table:table-cell office:value-type="float" office:value="4.739">
                <text:p>4.739</text:p>
              </table:table-cell>
              <table:table-cell office:value-type="float" office:value="4.76">
                <text:p>4.76</text:p>
              </table:table-cell>
              <table:table-cell office:value-type="float" office:value="4.537">
                <text:p>4.537</text:p>
              </table:table-cell>
            </table:table-row>
            <table:table-row>
              <table:table-cell office:value-type="float" office:value="65536">
                <text:p>65536</text:p>
              </table:table-cell>
              <table:table-cell office:value-type="float" office:value="13.053">
                <text:p>13.053</text:p>
              </table:table-cell>
              <table:table-cell office:value-type="float" office:value="20.16">
                <text:p>20.16</text:p>
              </table:table-cell>
              <table:table-cell office:value-type="float" office:value="10.889">
                <text:p>10.889</text:p>
              </table:table-cell>
            </table:table-row>
            <table:table-row>
              <table:table-cell office:value-type="float" office:value="131072">
                <text:p>131072</text:p>
              </table:table-cell>
              <table:table-cell office:value-type="float" office:value="16.02">
                <text:p>16.02</text:p>
              </table:table-cell>
              <table:table-cell office:value-type="float" office:value="20.386">
                <text:p>20.386</text:p>
              </table:table-cell>
              <table:table-cell office:value-type="float" office:value="13.843">
                <text:p>13.843</text:p>
              </table:table-cell>
            </table:table-row>
            <table:table-row>
              <table:table-cell office:value-type="float" office:value="262144">
                <text:p>262144</text:p>
              </table:table-cell>
              <table:table-cell office:value-type="float" office:value="20.44">
                <text:p>20.44</text:p>
              </table:table-cell>
              <table:table-cell office:value-type="float" office:value="29.637">
                <text:p>29.637</text:p>
              </table:table-cell>
              <table:table-cell office:value-type="float" office:value="17.401">
                <text:p>17.401</text:p>
              </table:table-cell>
            </table:table-row>
            <table:table-row>
              <table:table-cell office:value-type="float" office:value="524288">
                <text:p>524288</text:p>
              </table:table-cell>
              <table:table-cell office:value-type="float" office:value="31.33">
                <text:p>31.33</text:p>
              </table:table-cell>
              <table:table-cell office:value-type="float" office:value="37.062">
                <text:p>37.062</text:p>
              </table:table-cell>
              <table:table-cell office:value-type="float" office:value="33.203">
                <text:p>33.203</text:p>
              </table:table-cell>
            </table:table-row>
            <table:table-row>
              <table:table-cell office:value-type="float" office:value="1048576">
                <text:p>1048576</text:p>
              </table:table-cell>
              <table:table-cell office:value-type="float" office:value="37.236">
                <text:p>37.236</text:p>
              </table:table-cell>
              <table:table-cell office:value-type="float" office:value="41.732">
                <text:p>41.732</text:p>
              </table:table-cell>
              <table:table-cell office:value-type="float" office:value="39.913">
                <text:p>39.913</text:p>
              </table:table-cell>
            </table:table-row>
            <table:table-row>
              <table:table-cell office:value-type="float" office:value="2097152">
                <text:p>2097152</text:p>
              </table:table-cell>
              <table:table-cell office:value-type="float" office:value="44.967">
                <text:p>44.967</text:p>
              </table:table-cell>
              <table:table-cell office:value-type="float" office:value="65.008">
                <text:p>65.008</text:p>
              </table:table-cell>
              <table:table-cell office:value-type="float" office:value="46.66">
                <text:p>46.66</text:p>
              </table:table-cell>
            </table:table-row>
            <table:table-row>
              <table:table-cell office:value-type="float" office:value="4194304">
                <text:p>4194304</text:p>
              </table:table-cell>
              <table:table-cell office:value-type="float" office:value="85.925">
                <text:p>85.925</text:p>
              </table:table-cell>
              <table:table-cell office:value-type="float" office:value="129.876">
                <text:p>129.876</text:p>
              </table:table-cell>
              <table:table-cell office:value-type="float" office:value="97.074">
                <text:p>97.074</text:p>
              </table:table-cell>
            </table:table-row>
            <table:table-row>
              <table:table-cell office:value-type="float" office:value="8388608">
                <text:p>8388608</text:p>
              </table:table-cell>
              <table:table-cell office:value-type="float" office:value="127.772">
                <text:p>127.772</text:p>
              </table:table-cell>
              <table:table-cell office:value-type="float" office:value="145.383">
                <text:p>145.383</text:p>
              </table:table-cell>
              <table:table-cell office:value-type="float" office:value="132.96">
                <text:p>132.96</text:p>
              </table:table-cell>
            </table:table-row>
            <table:table-row>
              <table:table-cell office:value-type="float" office:value="16777216">
                <text:p>16777216</text:p>
              </table:table-cell>
              <table:table-cell office:value-type="float" office:value="137.98">
                <text:p>137.98</text:p>
              </table:table-cell>
              <table:table-cell office:value-type="float" office:value="148.336">
                <text:p>148.336</text:p>
              </table:table-cell>
              <table:table-cell office:value-type="float" office:value="144.653">
                <text:p>144.653</text:p>
              </table:table-cell>
            </table:table-row>
            <table:table-row>
              <table:table-cell office:value-type="float" office:value="33554432">
                <text:p>33554432</text:p>
              </table:table-cell>
              <table:table-cell office:value-type="float" office:value="148.095">
                <text:p>148.095</text:p>
              </table:table-cell>
              <table:table-cell office:value-type="float" office:value="153.942">
                <text:p>153.942</text:p>
              </table:table-cell>
              <table:table-cell office:value-type="float" office:value="153.357">
                <text:p>153.357</text:p>
              </table:table-cell>
            </table:table-row>
            <table:table-row>
              <table:table-cell office:value-type="float" office:value="67108864">
                <text:p>67108864</text:p>
              </table:table-cell>
              <table:table-cell office:value-type="float" office:value="157.685">
                <text:p>157.685</text:p>
              </table:table-cell>
              <table:table-cell office:value-type="float" office:value="159.784">
                <text:p>159.784</text:p>
              </table:table-cell>
              <table:table-cell office:value-type="float" office:value="162.381">
                <text:p>162.381</text:p>
              </table:table-cell>
            </table:table-row>
            <table:table-row>
              <table:table-cell office:value-type="float" office:value="134217728">
                <text:p>134217728</text:p>
              </table:table-cell>
              <table:table-cell office:value-type="float" office:value="167.684">
                <text:p>167.684</text:p>
              </table:table-cell>
              <table:table-cell office:value-type="float" office:value="171.102">
                <text:p>171.102</text:p>
              </table:table-cell>
              <table:table-cell office:value-type="float" office:value="176.606">
                <text:p>176.606</text:p>
              </table:table-cell>
            </table:table-row>
            <table:table-row>
              <table:table-cell office:value-type="float" office:value="268435456">
                <text:p>268435456</text:p>
              </table:table-cell>
              <table:table-cell office:value-type="float" office:value="185.669">
                <text:p>185.669</text:p>
              </table:table-cell>
              <table:table-cell office:value-type="float" office:value="181.475">
                <text:p>181.475</text:p>
              </table:table-cell>
              <table:table-cell office:value-type="float" office:value="190.262">
                <text:p>190.26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color="#006600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dddddd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0000ee" draw:fill-color="#0000e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0.001cm" svg:height="12.001cm" xlink:href=".." xlink:type="simple" chart:class="chart:line" chart:style-name="ch1">
        <chart:legend chart:legend-position="end" svg:x="3.428cm" svg:y="1.122cm" style:legend-expansion="custom" chartooo:width="5.841cm" chartooo:height="2.088cm" style:legend-expansion-aspect-ratio="2.79741379310345" chart:style-name="ch2"/>
        <chart:plot-area chart:style-name="ch3" table:cell-range-address="'2022 experiments'.A54:'2022 experiments'.E96 '2022 experiments'.B51:'2022 experiments'.E51" chart:data-source-has-labels="both" svg:x="0.918cm" svg:y="0.039cm" svg:width="18.431cm" svg:height="11.601cm">
          <chartooo:coordinate-region svg:x="1.725cm" svg:y="0.238cm" svg:width="17.483cm" svg:height="9.692cm"/>
          <chart:axis chart:dimension="x" chart:name="primary-x" chart:style-name="ch4" chartooo:axis-type="auto">
            <chartooo:date-scale/>
            <chart:title svg:x="9.834cm" svg:y="11.315cm" chart:style-name="ch5">
              <text:p>working set, bytes</text:p>
            </chart:title>
            <chart:categories table:cell-range-address="'2022 experiments'.A54:'2022 experiments'.A96"/>
            <chart:grid chart:style-name="ch6" chart:class="major"/>
          </chart:axis>
          <chart:axis chart:dimension="y" chart:name="primary-y" chart:style-name="ch4">
            <chart:title svg:x="0cm" svg:y="7.272cm" chart:style-name="ch7">
              <text:p>assess time, cycles</text:p>
            </chart:title>
            <chart:grid chart:style-name="ch6" chart:class="major"/>
            <chart:grid chart:style-name="ch8" chart:class="minor"/>
          </chart:axis>
          <chart:series chart:style-name="ch9" chart:values-cell-range-address="'2022 experiments'.B54:'2022 experiments'.B96" chart:label-cell-address="'2022 experiments'.B51:'2022 experiments'.B51" chart:class="chart:line">
            <chart:data-point chart:repeated="43"/>
          </chart:series>
          <chart:series chart:style-name="ch10" chart:values-cell-range-address="'2022 experiments'.C54:'2022 experiments'.C96" chart:label-cell-address="'2022 experiments'.C51:'2022 experiments'.C51" chart:class="chart:line">
            <chart:data-point chart:repeated="43"/>
          </chart:series>
          <chart:series chart:style-name="ch11" chart:values-cell-range-address="'2022 experiments'.D54:'2022 experiments'.D96" chart:label-cell-address="'2022 experiments'.D51:'2022 experiments'.D51" chart:class="chart:line">
            <chart:data-point chart:repeated="43"/>
          </chart:series>
          <chart:series chart:style-name="ch12" chart:values-cell-range-address="'2022 experiments'.E54:'2022 experiments'.E96" chart:label-cell-address="'2022 experiments'.E51:'2022 experiments'.E51" chart:class="chart:line">
            <chart:data-point chart:repeated="4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an (core 1), cycles</text:p>
                <draw:g>
                  <svg:desc>'2022 experiments'.B51:'2022 experiments'.B51</svg:desc>
                </draw:g>
              </table:table-cell>
              <table:table-cell office:value-type="string">
                <text:p>median (core 1), cycles</text:p>
                <draw:g>
                  <svg:desc>'2022 experiments'.C51:'2022 experiments'.C51</svg:desc>
                </draw:g>
              </table:table-cell>
              <table:table-cell office:value-type="string">
                <text:p>mean (core 2), cycles</text:p>
                <draw:g>
                  <svg:desc>'2022 experiments'.D51:'2022 experiments'.D51</svg:desc>
                </draw:g>
              </table:table-cell>
              <table:table-cell office:value-type="string">
                <text:p>median (core 2), cycles</text:p>
                <draw:g>
                  <svg:desc>'2022 experiments'.E51:'2022 experiments'.E51</svg:desc>
                </draw:g>
              </table:table-cell>
            </table:table-row>
          </table:table-header-rows>
          <table:table-rows>
            <table:table-row>
              <table:table-cell office:value-type="float" office:value="64">
                <text:p>64</text:p>
                <draw:g>
                  <svg:desc>'2022 experiments'.A54:'2022 experiments'.A96</svg:desc>
                </draw:g>
              </table:table-cell>
              <table:table-cell office:value-type="float" office:value="0">
                <text:p>0</text:p>
                <draw:g>
                  <svg:desc>'2022 experiments'.B54:'2022 experiments'.B96</svg:desc>
                </draw:g>
              </table:table-cell>
              <table:table-cell office:value-type="float" office:value="0">
                <text:p>0</text:p>
                <draw:g>
                  <svg:desc>'2022 experiments'.C54:'2022 experiments'.C96</svg:desc>
                </draw:g>
              </table:table-cell>
              <table:table-cell office:value-type="float" office:value="0">
                <text:p>0</text:p>
                <draw:g>
                  <svg:desc>'2022 experiments'.D54:'2022 experiments'.D96</svg:desc>
                </draw:g>
              </table:table-cell>
              <table:table-cell office:value-type="float" office:value="0">
                <text:p>0</text:p>
                <draw:g>
                  <svg:desc>'2022 experiments'.E54:'2022 experiments'.E96</svg:desc>
                </draw:g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6.064">
                <text:p>6.064</text:p>
              </table:table-cell>
              <table:table-cell office:value-type="float" office:value="5.775">
                <text:p>5.775</text:p>
              </table:table-cell>
              <table:table-cell office:value-type="float" office:value="7.088">
                <text:p>7.088</text:p>
              </table:table-cell>
              <table:table-cell office:value-type="float" office:value="6.825">
                <text:p>6.825</text:p>
              </table:table-cell>
            </table:table-row>
            <table:table-row>
              <table:table-cell office:value-type="float" office:value="192">
                <text:p>192</text:p>
              </table:table-cell>
              <table:table-cell office:value-type="float" office:value="6.038">
                <text:p>6.038</text:p>
              </table:table-cell>
              <table:table-cell office:value-type="float" office:value="5.95">
                <text:p>5.95</text:p>
              </table:table-cell>
              <table:table-cell office:value-type="float" office:value="6.895">
                <text:p>6.89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5.985">
                <text:p>5.985</text:p>
              </table:table-cell>
              <table:table-cell office:value-type="float" office:value="6.037">
                <text:p>6.037</text:p>
              </table:table-cell>
              <table:table-cell office:value-type="float" office:value="6.93">
                <text:p>6.93</text:p>
              </table:table-cell>
              <table:table-cell office:value-type="float" office:value="6.825">
                <text:p>6.825</text:p>
              </table:table-cell>
            </table:table-row>
            <table:table-row>
              <table:table-cell office:value-type="float" office:value="384">
                <text:p>384</text:p>
              </table:table-cell>
              <table:table-cell office:value-type="float" office:value="6.204">
                <text:p>6.204</text:p>
              </table:table-cell>
              <table:table-cell office:value-type="float" office:value="6.125">
                <text:p>6.125</text:p>
              </table:table-cell>
              <table:table-cell office:value-type="float" office:value="7.184">
                <text:p>7.184</text:p>
              </table:table-cell>
              <table:table-cell office:value-type="float" office:value="7.175">
                <text:p>7.175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6.156">
                <text:p>6.156</text:p>
              </table:table-cell>
              <table:table-cell office:value-type="float" office:value="6.169">
                <text:p>6.169</text:p>
              </table:table-cell>
              <table:table-cell office:value-type="float" office:value="8.275">
                <text:p>8.275</text:p>
              </table:table-cell>
              <table:table-cell office:value-type="float" office:value="7.219">
                <text:p>7.219</text:p>
              </table:table-cell>
            </table:table-row>
            <table:table-row>
              <table:table-cell office:value-type="float" office:value="768">
                <text:p>768</text:p>
              </table:table-cell>
              <table:table-cell office:value-type="float" office:value="6.103">
                <text:p>6.103</text:p>
              </table:table-cell>
              <table:table-cell office:value-type="float" office:value="6.125">
                <text:p>6.125</text:p>
              </table:table-cell>
              <table:table-cell office:value-type="float" office:value="7.175">
                <text:p>7.175</text:p>
              </table:table-cell>
              <table:table-cell office:value-type="float" office:value="7.175">
                <text:p>7.175</text:p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6.077">
                <text:p>6.077</text:p>
              </table:table-cell>
              <table:table-cell office:value-type="float" office:value="6.103">
                <text:p>6.103</text:p>
              </table:table-cell>
              <table:table-cell office:value-type="float" office:value="7.304">
                <text:p>7.304</text:p>
              </table:table-cell>
              <table:table-cell office:value-type="float" office:value="7.153">
                <text:p>7.153</text:p>
              </table:table-cell>
            </table:table-row>
            <table:table-row>
              <table:table-cell office:value-type="float" office:value="1536">
                <text:p>1536</text:p>
              </table:table-cell>
              <table:table-cell office:value-type="float" office:value="6.04">
                <text:p>6.04</text:p>
              </table:table-cell>
              <table:table-cell office:value-type="float" office:value="6.037">
                <text:p>6.037</text:p>
              </table:table-cell>
              <table:table-cell office:value-type="float" office:value="7.278">
                <text:p>7.278</text:p>
              </table:table-cell>
              <table:table-cell office:value-type="float" office:value="7.175">
                <text:p>7.175</text:p>
              </table:table-cell>
            </table:table-row>
            <table:table-row>
              <table:table-cell office:value-type="float" office:value="2048">
                <text:p>2048</text:p>
              </table:table-cell>
              <table:table-cell office:value-type="float" office:value="6.039">
                <text:p>6.039</text:p>
              </table:table-cell>
              <table:table-cell office:value-type="float" office:value="6.037">
                <text:p>6.037</text:p>
              </table:table-cell>
              <table:table-cell office:value-type="float" office:value="7.698">
                <text:p>7.698</text:p>
              </table:table-cell>
              <table:table-cell office:value-type="float" office:value="7.678">
                <text:p>7.678</text:p>
              </table:table-cell>
            </table:table-row>
            <table:table-row>
              <table:table-cell office:value-type="float" office:value="3072">
                <text:p>3072</text:p>
              </table:table-cell>
              <table:table-cell office:value-type="float" office:value="6.027">
                <text:p>6.027</text:p>
              </table:table-cell>
              <table:table-cell office:value-type="float" office:value="6.037">
                <text:p>6.037</text:p>
              </table:table-cell>
              <table:table-cell office:value-type="float" office:value="7.45">
                <text:p>7.45</text:p>
              </table:table-cell>
              <table:table-cell office:value-type="float" office:value="7.503">
                <text:p>7.503</text:p>
              </table:table-cell>
            </table:table-row>
            <table:table-row>
              <table:table-cell office:value-type="float" office:value="4096">
                <text:p>4096</text:p>
              </table:table-cell>
              <table:table-cell office:value-type="float" office:value="6.019">
                <text:p>6.019</text:p>
              </table:table-cell>
              <table:table-cell office:value-type="float" office:value="6.021">
                <text:p>6.021</text:p>
              </table:table-cell>
              <table:table-cell office:value-type="float" office:value="10.269">
                <text:p>10.269</text:p>
              </table:table-cell>
              <table:table-cell office:value-type="float" office:value="6.94">
                <text:p>6.94</text:p>
              </table:table-cell>
            </table:table-row>
            <table:table-row>
              <table:table-cell office:value-type="float" office:value="6144">
                <text:p>6144</text:p>
              </table:table-cell>
              <table:table-cell office:value-type="float" office:value="6.012">
                <text:p>6.012</text:p>
              </table:table-cell>
              <table:table-cell office:value-type="float" office:value="6.016">
                <text:p>6.016</text:p>
              </table:table-cell>
              <table:table-cell office:value-type="float" office:value="9.855">
                <text:p>9.855</text:p>
              </table:table-cell>
              <table:table-cell office:value-type="float" office:value="7.153">
                <text:p>7.153</text:p>
              </table:table-cell>
            </table:table-row>
            <table:table-row>
              <table:table-cell office:value-type="float" office:value="8192">
                <text:p>8192</text:p>
              </table:table-cell>
              <table:table-cell office:value-type="float" office:value="6.01">
                <text:p>6.01</text:p>
              </table:table-cell>
              <table:table-cell office:value-type="float" office:value="6.013">
                <text:p>6.013</text:p>
              </table:table-cell>
              <table:table-cell office:value-type="float" office:value="8.671">
                <text:p>8.671</text:p>
              </table:table-cell>
              <table:table-cell office:value-type="float" office:value="7.038">
                <text:p>7.038</text:p>
              </table:table-cell>
            </table:table-row>
            <table:table-row>
              <table:table-cell office:value-type="float" office:value="12288">
                <text:p>12288</text:p>
              </table:table-cell>
              <table:table-cell office:value-type="float" office:value="6.011">
                <text:p>6.011</text:p>
              </table:table-cell>
              <table:table-cell office:value-type="float" office:value="6.01">
                <text:p>6.01</text:p>
              </table:table-cell>
              <table:table-cell office:value-type="float" office:value="8.576">
                <text:p>8.576</text:p>
              </table:table-cell>
              <table:table-cell office:value-type="float" office:value="7.273">
                <text:p>7.273</text:p>
              </table:table-cell>
            </table:table-row>
            <table:table-row>
              <table:table-cell office:value-type="float" office:value="16384">
                <text:p>16384</text:p>
              </table:table-cell>
              <table:table-cell office:value-type="float" office:value="8.625">
                <text:p>8.625</text:p>
              </table:table-cell>
              <table:table-cell office:value-type="float" office:value="6.009">
                <text:p>6.009</text:p>
              </table:table-cell>
              <table:table-cell office:value-type="float" office:value="8.124">
                <text:p>8.124</text:p>
              </table:table-cell>
              <table:table-cell office:value-type="float" office:value="6.936">
                <text:p>6.936</text:p>
              </table:table-cell>
            </table:table-row>
            <table:table-row>
              <table:table-cell office:value-type="float" office:value="24576">
                <text:p>24576</text:p>
              </table:table-cell>
              <table:table-cell office:value-type="float" office:value="6.01">
                <text:p>6.01</text:p>
              </table:table-cell>
              <table:table-cell office:value-type="float" office:value="6.007">
                <text:p>6.007</text:p>
              </table:table-cell>
              <table:table-cell office:value-type="float" office:value="8.462">
                <text:p>8.462</text:p>
              </table:table-cell>
              <table:table-cell office:value-type="float" office:value="6.923">
                <text:p>6.923</text:p>
              </table:table-cell>
            </table:table-row>
            <table:table-row>
              <table:table-cell office:value-type="float" office:value="32768">
                <text:p>32768</text:p>
              </table:table-cell>
              <table:table-cell office:value-type="float" office:value="6.168">
                <text:p>6.168</text:p>
              </table:table-cell>
              <table:table-cell office:value-type="float" office:value="6.152">
                <text:p>6.152</text:p>
              </table:table-cell>
              <table:table-cell office:value-type="float" office:value="9.267">
                <text:p>9.267</text:p>
              </table:table-cell>
              <table:table-cell office:value-type="float" office:value="7.145">
                <text:p>7.145</text:p>
              </table:table-cell>
            </table:table-row>
            <table:table-row>
              <table:table-cell office:value-type="float" office:value="49152">
                <text:p>49152</text:p>
              </table:table-cell>
              <table:table-cell office:value-type="float" office:value="13.647">
                <text:p>13.647</text:p>
              </table:table-cell>
              <table:table-cell office:value-type="float" office:value="13.649">
                <text:p>13.649</text:p>
              </table:table-cell>
              <table:table-cell office:value-type="float" office:value="12.72">
                <text:p>12.72</text:p>
              </table:table-cell>
              <table:table-cell office:value-type="float" office:value="13.573">
                <text:p>13.573</text:p>
              </table:table-cell>
            </table:table-row>
            <table:table-row>
              <table:table-cell office:value-type="float" office:value="65536">
                <text:p>65536</text:p>
              </table:table-cell>
              <table:table-cell office:value-type="float" office:value="16.265">
                <text:p>16.265</text:p>
              </table:table-cell>
              <table:table-cell office:value-type="float" office:value="16.191">
                <text:p>16.191</text:p>
              </table:table-cell>
              <table:table-cell office:value-type="float" office:value="14.585">
                <text:p>14.585</text:p>
              </table:table-cell>
              <table:table-cell office:value-type="float" office:value="13.222">
                <text:p>13.222</text:p>
              </table:table-cell>
            </table:table-row>
            <table:table-row>
              <table:table-cell office:value-type="float" office:value="98304">
                <text:p>98304</text:p>
              </table:table-cell>
              <table:table-cell office:value-type="float" office:value="16.728">
                <text:p>16.728</text:p>
              </table:table-cell>
              <table:table-cell office:value-type="float" office:value="14.952">
                <text:p>14.952</text:p>
              </table:table-cell>
              <table:table-cell office:value-type="float" office:value="15.844">
                <text:p>15.844</text:p>
              </table:table-cell>
              <table:table-cell office:value-type="float" office:value="15.008">
                <text:p>15.008</text:p>
              </table:table-cell>
            </table:table-row>
            <table:table-row>
              <table:table-cell office:value-type="float" office:value="131072">
                <text:p>131072</text:p>
              </table:table-cell>
              <table:table-cell office:value-type="float" office:value="8.668">
                <text:p>8.668</text:p>
              </table:table-cell>
              <table:table-cell office:value-type="float" office:value="6.573">
                <text:p>6.573</text:p>
              </table:table-cell>
              <table:table-cell office:value-type="float" office:value="10.363">
                <text:p>10.363</text:p>
              </table:table-cell>
              <table:table-cell office:value-type="float" office:value="6.533">
                <text:p>6.533</text:p>
              </table:table-cell>
            </table:table-row>
            <table:table-row>
              <table:table-cell office:value-type="float" office:value="196608">
                <text:p>196608</text:p>
              </table:table-cell>
              <table:table-cell office:value-type="float" office:value="7.24">
                <text:p>7.24</text:p>
              </table:table-cell>
              <table:table-cell office:value-type="float" office:value="6.782">
                <text:p>6.782</text:p>
              </table:table-cell>
              <table:table-cell office:value-type="float" office:value="7.609">
                <text:p>7.609</text:p>
              </table:table-cell>
              <table:table-cell office:value-type="float" office:value="6.793">
                <text:p>6.793</text:p>
              </table:table-cell>
            </table:table-row>
            <table:table-row>
              <table:table-cell office:value-type="float" office:value="262144">
                <text:p>262144</text:p>
              </table:table-cell>
              <table:table-cell office:value-type="float" office:value="7.334">
                <text:p>7.334</text:p>
              </table:table-cell>
              <table:table-cell office:value-type="float" office:value="6.879">
                <text:p>6.879</text:p>
              </table:table-cell>
              <table:table-cell office:value-type="float" office:value="7.375">
                <text:p>7.375</text:p>
              </table:table-cell>
              <table:table-cell office:value-type="float" office:value="6.894">
                <text:p>6.894</text:p>
              </table:table-cell>
            </table:table-row>
            <table:table-row>
              <table:table-cell office:value-type="float" office:value="393216">
                <text:p>393216</text:p>
              </table:table-cell>
              <table:table-cell office:value-type="float" office:value="8.074">
                <text:p>8.074</text:p>
              </table:table-cell>
              <table:table-cell office:value-type="float" office:value="8.055">
                <text:p>8.055</text:p>
              </table:table-cell>
              <table:table-cell office:value-type="float" office:value="17.196">
                <text:p>17.196</text:p>
              </table:table-cell>
              <table:table-cell office:value-type="float" office:value="13.89">
                <text:p>13.89</text:p>
              </table:table-cell>
            </table:table-row>
            <table:table-row>
              <table:table-cell office:value-type="float" office:value="524288">
                <text:p>524288</text:p>
              </table:table-cell>
              <table:table-cell office:value-type="float" office:value="17.059">
                <text:p>17.059</text:p>
              </table:table-cell>
              <table:table-cell office:value-type="float" office:value="11.804">
                <text:p>11.804</text:p>
              </table:table-cell>
              <table:table-cell office:value-type="float" office:value="23.037">
                <text:p>23.037</text:p>
              </table:table-cell>
              <table:table-cell office:value-type="float" office:value="14.902">
                <text:p>14.902</text:p>
              </table:table-cell>
            </table:table-row>
            <table:table-row>
              <table:table-cell office:value-type="float" office:value="786432">
                <text:p>786432</text:p>
              </table:table-cell>
              <table:table-cell office:value-type="float" office:value="34.384">
                <text:p>34.384</text:p>
              </table:table-cell>
              <table:table-cell office:value-type="float" office:value="37.656">
                <text:p>37.656</text:p>
              </table:table-cell>
              <table:table-cell office:value-type="float" office:value="30.525">
                <text:p>30.525</text:p>
              </table:table-cell>
              <table:table-cell office:value-type="float" office:value="26.027">
                <text:p>26.027</text:p>
              </table:table-cell>
            </table:table-row>
            <table:table-row>
              <table:table-cell office:value-type="float" office:value="1048576">
                <text:p>1048576</text:p>
              </table:table-cell>
              <table:table-cell office:value-type="float" office:value="29.678">
                <text:p>29.678</text:p>
              </table:table-cell>
              <table:table-cell office:value-type="float" office:value="23.358">
                <text:p>23.358</text:p>
              </table:table-cell>
              <table:table-cell office:value-type="float" office:value="30.526">
                <text:p>30.526</text:p>
              </table:table-cell>
              <table:table-cell office:value-type="float" office:value="22.923">
                <text:p>22.923</text:p>
              </table:table-cell>
            </table:table-row>
            <table:table-row>
              <table:table-cell office:value-type="float" office:value="1572864">
                <text:p>1572864</text:p>
              </table:table-cell>
              <table:table-cell office:value-type="float" office:value="34.094">
                <text:p>34.094</text:p>
              </table:table-cell>
              <table:table-cell office:value-type="float" office:value="34.453">
                <text:p>34.453</text:p>
              </table:table-cell>
              <table:table-cell office:value-type="float" office:value="32.142">
                <text:p>32.142</text:p>
              </table:table-cell>
              <table:table-cell office:value-type="float" office:value="23.635">
                <text:p>23.635</text:p>
              </table:table-cell>
            </table:table-row>
            <table:table-row>
              <table:table-cell office:value-type="float" office:value="2097152">
                <text:p>2097152</text:p>
              </table:table-cell>
              <table:table-cell office:value-type="float" office:value="39.651">
                <text:p>39.651</text:p>
              </table:table-cell>
              <table:table-cell office:value-type="float" office:value="35.992">
                <text:p>35.992</text:p>
              </table:table-cell>
              <table:table-cell office:value-type="float" office:value="35.598">
                <text:p>35.598</text:p>
              </table:table-cell>
              <table:table-cell office:value-type="float" office:value="23.754">
                <text:p>23.754</text:p>
              </table:table-cell>
            </table:table-row>
            <table:table-row>
              <table:table-cell office:value-type="float" office:value="3145728">
                <text:p>3145728</text:p>
              </table:table-cell>
              <table:table-cell office:value-type="float" office:value="88.226">
                <text:p>88.226</text:p>
              </table:table-cell>
              <table:table-cell office:value-type="float" office:value="58.438">
                <text:p>58.438</text:p>
              </table:table-cell>
              <table:table-cell office:value-type="float" office:value="62.18">
                <text:p>62.18</text:p>
              </table:table-cell>
              <table:table-cell office:value-type="float" office:value="48.925">
                <text:p>48.925</text:p>
              </table:table-cell>
            </table:table-row>
            <table:table-row>
              <table:table-cell office:value-type="float" office:value="4194304">
                <text:p>4194304</text:p>
              </table:table-cell>
              <table:table-cell office:value-type="float" office:value="158.496">
                <text:p>158.496</text:p>
              </table:table-cell>
              <table:table-cell office:value-type="float" office:value="189.198">
                <text:p>189.198</text:p>
              </table:table-cell>
              <table:table-cell office:value-type="float" office:value="139.22">
                <text:p>139.22</text:p>
              </table:table-cell>
              <table:table-cell office:value-type="float" office:value="130.952">
                <text:p>130.952</text:p>
              </table:table-cell>
            </table:table-row>
            <table:table-row>
              <table:table-cell office:value-type="float" office:value="6291456">
                <text:p>6291456</text:p>
              </table:table-cell>
              <table:table-cell office:value-type="float" office:value="131.729">
                <text:p>131.729</text:p>
              </table:table-cell>
              <table:table-cell office:value-type="float" office:value="131.168">
                <text:p>131.168</text:p>
              </table:table-cell>
              <table:table-cell office:value-type="float" office:value="132.89">
                <text:p>132.89</text:p>
              </table:table-cell>
              <table:table-cell office:value-type="float" office:value="123.608">
                <text:p>123.608</text:p>
              </table:table-cell>
            </table:table-row>
            <table:table-row>
              <table:table-cell office:value-type="float" office:value="8388608">
                <text:p>8388608</text:p>
              </table:table-cell>
              <table:table-cell office:value-type="float" office:value="153.181">
                <text:p>153.181</text:p>
              </table:table-cell>
              <table:table-cell office:value-type="float" office:value="152.74">
                <text:p>152.74</text:p>
              </table:table-cell>
              <table:table-cell office:value-type="float" office:value="152.383">
                <text:p>152.383</text:p>
              </table:table-cell>
              <table:table-cell office:value-type="float" office:value="152.213">
                <text:p>152.213</text:p>
              </table:table-cell>
            </table:table-row>
            <table:table-row>
              <table:table-cell office:value-type="float" office:value="12582912">
                <text:p>12582912</text:p>
              </table:table-cell>
              <table:table-cell office:value-type="float" office:value="177.117">
                <text:p>177.117</text:p>
              </table:table-cell>
              <table:table-cell office:value-type="float" office:value="177.711">
                <text:p>177.711</text:p>
              </table:table-cell>
              <table:table-cell office:value-type="float" office:value="175.351">
                <text:p>175.351</text:p>
              </table:table-cell>
              <table:table-cell office:value-type="float" office:value="175.329">
                <text:p>175.329</text:p>
              </table:table-cell>
            </table:table-row>
            <table:table-row>
              <table:table-cell office:value-type="float" office:value="16777216">
                <text:p>16777216</text:p>
              </table:table-cell>
              <table:table-cell office:value-type="float" office:value="185.472">
                <text:p>185.472</text:p>
              </table:table-cell>
              <table:table-cell office:value-type="float" office:value="185.7">
                <text:p>185.7</text:p>
              </table:table-cell>
              <table:table-cell office:value-type="float" office:value="186.975">
                <text:p>186.975</text:p>
              </table:table-cell>
              <table:table-cell office:value-type="float" office:value="186.84">
                <text:p>186.84</text:p>
              </table:table-cell>
            </table:table-row>
            <table:table-row>
              <table:table-cell office:value-type="float" office:value="25165824">
                <text:p>25165824</text:p>
              </table:table-cell>
              <table:table-cell office:value-type="float" office:value="194.325">
                <text:p>194.325</text:p>
              </table:table-cell>
              <table:table-cell office:value-type="float" office:value="194.438">
                <text:p>194.438</text:p>
              </table:table-cell>
              <table:table-cell office:value-type="float" office:value="198.283">
                <text:p>198.283</text:p>
              </table:table-cell>
              <table:table-cell office:value-type="float" office:value="198.288">
                <text:p>198.288</text:p>
              </table:table-cell>
            </table:table-row>
            <table:table-row>
              <table:table-cell office:value-type="float" office:value="33554432">
                <text:p>33554432</text:p>
              </table:table-cell>
              <table:table-cell office:value-type="float" office:value="198.78">
                <text:p>198.78</text:p>
              </table:table-cell>
              <table:table-cell office:value-type="float" office:value="198.927">
                <text:p>198.927</text:p>
              </table:table-cell>
              <table:table-cell office:value-type="float" office:value="204.338">
                <text:p>204.338</text:p>
              </table:table-cell>
              <table:table-cell office:value-type="float" office:value="204.317">
                <text:p>204.317</text:p>
              </table:table-cell>
            </table:table-row>
            <table:table-row>
              <table:table-cell office:value-type="float" office:value="50331648">
                <text:p>50331648</text:p>
              </table:table-cell>
              <table:table-cell office:value-type="float" office:value="206.484">
                <text:p>206.484</text:p>
              </table:table-cell>
              <table:table-cell office:value-type="float" office:value="206.794">
                <text:p>206.794</text:p>
              </table:table-cell>
              <table:table-cell office:value-type="float" office:value="210.903">
                <text:p>210.903</text:p>
              </table:table-cell>
              <table:table-cell office:value-type="float" office:value="210.858">
                <text:p>210.858</text:p>
              </table:table-cell>
            </table:table-row>
            <table:table-row>
              <table:table-cell office:value-type="float" office:value="67108864">
                <text:p>67108864</text:p>
              </table:table-cell>
              <table:table-cell office:value-type="float" office:value="209.881">
                <text:p>209.881</text:p>
              </table:table-cell>
              <table:table-cell office:value-type="float" office:value="209.688">
                <text:p>209.688</text:p>
              </table:table-cell>
              <table:table-cell office:value-type="float" office:value="214.53">
                <text:p>214.53</text:p>
              </table:table-cell>
              <table:table-cell office:value-type="float" office:value="214.536">
                <text:p>214.536</text:p>
              </table:table-cell>
            </table:table-row>
            <table:table-row>
              <table:table-cell office:value-type="float" office:value="100663296">
                <text:p>100663296</text:p>
              </table:table-cell>
              <table:table-cell office:value-type="float" office:value="216.826">
                <text:p>216.826</text:p>
              </table:table-cell>
              <table:table-cell office:value-type="float" office:value="216.058">
                <text:p>216.058</text:p>
              </table:table-cell>
              <table:table-cell office:value-type="float" office:value="219.545">
                <text:p>219.545</text:p>
              </table:table-cell>
              <table:table-cell office:value-type="float" office:value="219.418">
                <text:p>219.418</text:p>
              </table:table-cell>
            </table:table-row>
            <table:table-row>
              <table:table-cell office:value-type="float" office:value="134217728">
                <text:p>134217728</text:p>
              </table:table-cell>
              <table:table-cell office:value-type="float" office:value="221.505">
                <text:p>221.505</text:p>
              </table:table-cell>
              <table:table-cell office:value-type="float" office:value="221.381">
                <text:p>221.381</text:p>
              </table:table-cell>
              <table:table-cell office:value-type="float" office:value="222.246">
                <text:p>222.246</text:p>
              </table:table-cell>
              <table:table-cell office:value-type="float" office:value="222.215">
                <text:p>222.21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color="#006600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dddddd"/>
    </style:style>
    <style:style style:name="ch9" style:family="chart" style:data-style-name="N0">
      <style:chart-properties chart:display-label="true" chart:logarithmic="false" chart:minimum="0" chart:maximum="136" chart:interval-major="10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0.001cm" svg:height="12.001cm" xlink:href=".." xlink:type="simple" chart:class="chart:line" chart:style-name="ch1">
        <chart:legend chart:legend-position="end" svg:x="3.174cm" svg:y="1.028cm" style:legend-expansion="custom" chartooo:width="5.345cm" chartooo:height="1.775cm" style:legend-expansion-aspect-ratio="3.0112676056338" chart:style-name="ch2"/>
        <chart:plot-area chart:style-name="ch3" table:cell-range-address="'2022 experiments'.A102:'2022 experiments'.C139" chart:data-source-has-labels="both" svg:x="0.797cm" svg:y="0.037cm" svg:width="18.455cm" svg:height="11.585cm">
          <chartooo:coordinate-region svg:x="1.604cm" svg:y="0.236cm" svg:width="16.841cm" svg:height="9.808cm"/>
          <chart:axis chart:dimension="x" chart:name="primary-x" chart:style-name="ch4" chartooo:axis-type="auto">
            <chartooo:date-scale/>
            <chart:title svg:x="8.686cm" svg:y="11.202cm" chart:style-name="ch5">
              <text:p>working set, bytes</text:p>
            </chart:title>
            <chart:categories table:cell-range-address="'2022 experiments'.A102:'2022 experiments'.A139"/>
            <chart:grid chart:style-name="ch6" chart:class="major"/>
          </chart:axis>
          <chart:axis chart:dimension="y" chart:name="primary-y" chart:style-name="ch4">
            <chart:title svg:x="0.208cm" svg:y="5.524cm" chart:style-name="ch7">
              <text:p>cycles</text:p>
            </chart:title>
            <chart:grid chart:style-name="ch6" chart:class="major"/>
            <chart:grid chart:style-name="ch8" chart:class="minor"/>
          </chart:axis>
          <chart:axis chart:dimension="y" chart:name="secondary-y" chart:style-name="ch9">
            <chart:title svg:x="19.155cm" svg:y="6.5cm" chart:style-name="ch7">
              <text:p>nanoseconds</text:p>
            </chart:title>
          </chart:axis>
          <chart:series chart:attached-axis="primary-y" chart:style-name="ch10" chart:values-cell-range-address="'2022 experiments'.B102:'2022 experiments'.B139" loext:label-string="&quot;mean access time&quot;" chart:class="chart:line">
            <chart:data-point chart:repeated="38"/>
          </chart:series>
          <chart:series chart:attached-axis="primary-y" chart:style-name="ch11" chart:values-cell-range-address="'2022 experiments'.C102:'2022 experiments'.C139" loext:label-string="&quot;median access time&quot;" chart:class="chart:line">
            <chart:data-point chart:repeated="3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an access time</text:p>
              </table:table-cell>
              <table:table-cell office:value-type="string">
                <text:p>median access time</text:p>
              </table:table-cell>
            </table:table-row>
          </table:table-header-rows>
          <table:table-rows>
            <table:table-row>
              <table:table-cell office:value-type="float" office:value="128">
                <text:p>128</text:p>
                <draw:g>
                  <svg:desc>'2022 experiments'.A102:'2022 experiments'.A139</svg:desc>
                </draw:g>
              </table:table-cell>
              <table:table-cell office:value-type="float" office:value="9.28">
                <text:p>9.28</text:p>
                <draw:g>
                  <svg:desc>'2022 experiments'.B102:'2022 experiments'.B139</svg:desc>
                </draw:g>
              </table:table-cell>
              <table:table-cell office:value-type="float" office:value="9.5">
                <text:p>9.5</text:p>
                <draw:g>
                  <svg:desc>'2022 experiments'.C102:'2022 experiments'.C139</svg:desc>
                </draw:g>
              </table:table-cell>
            </table:table-row>
            <table:table-row>
              <table:table-cell office:value-type="float" office:value="192">
                <text:p>192</text:p>
              </table:table-cell>
              <table:table-cell office:value-type="float" office:value="6.882">
                <text:p>6.882</text:p>
              </table:table-cell>
              <table:table-cell office:value-type="float" office:value="6.733">
                <text:p>6.733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8.425">
                <text:p>8.425</text:p>
              </table:table-cell>
              <table:table-cell office:value-type="float" office:value="8.425">
                <text:p>8.425</text:p>
              </table:table-cell>
            </table:table-row>
            <table:table-row>
              <table:table-cell office:value-type="float" office:value="384">
                <text:p>384</text:p>
              </table:table-cell>
              <table:table-cell office:value-type="float" office:value="8.355">
                <text:p>8.355</text:p>
              </table:table-cell>
              <table:table-cell office:value-type="float" office:value="8.1">
                <text:p>8.1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7.903">
                <text:p>7.903</text:p>
              </table:table-cell>
              <table:table-cell office:value-type="float" office:value="7.888">
                <text:p>7.888</text:p>
              </table:table-cell>
            </table:table-row>
            <table:table-row>
              <table:table-cell office:value-type="float" office:value="768">
                <text:p>768</text:p>
              </table:table-cell>
              <table:table-cell office:value-type="float" office:value="7.73">
                <text:p>7.73</text:p>
              </table:table-cell>
              <table:table-cell office:value-type="float" office:value="7.742">
                <text:p>7.742</text:p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7.639">
                <text:p>7.639</text:p>
              </table:table-cell>
              <table:table-cell office:value-type="float" office:value="7.65">
                <text:p>7.65</text:p>
              </table:table-cell>
            </table:table-row>
            <table:table-row>
              <table:table-cell office:value-type="float" office:value="1536">
                <text:p>1536</text:p>
              </table:table-cell>
              <table:table-cell office:value-type="float" office:value="7.565">
                <text:p>7.565</text:p>
              </table:table-cell>
              <table:table-cell office:value-type="float" office:value="7.558">
                <text:p>7.558</text:p>
              </table:table-cell>
            </table:table-row>
            <table:table-row>
              <table:table-cell office:value-type="float" office:value="2048">
                <text:p>2048</text:p>
              </table:table-cell>
              <table:table-cell office:value-type="float" office:value="7.512">
                <text:p>7.512</text:p>
              </table:table-cell>
              <table:table-cell office:value-type="float" office:value="7.513">
                <text:p>7.513</text:p>
              </table:table-cell>
            </table:table-row>
            <table:table-row>
              <table:table-cell office:value-type="float" office:value="3072">
                <text:p>3072</text:p>
              </table:table-cell>
              <table:table-cell office:value-type="float" office:value="7.466">
                <text:p>7.466</text:p>
              </table:table-cell>
              <table:table-cell office:value-type="float" office:value="7.467">
                <text:p>7.467</text:p>
              </table:table-cell>
            </table:table-row>
            <table:table-row>
              <table:table-cell office:value-type="float" office:value="4096">
                <text:p>4096</text:p>
              </table:table-cell>
              <table:table-cell office:value-type="float" office:value="7.444">
                <text:p>7.444</text:p>
              </table:table-cell>
              <table:table-cell office:value-type="float" office:value="7.445">
                <text:p>7.445</text:p>
              </table:table-cell>
            </table:table-row>
            <table:table-row>
              <table:table-cell office:value-type="float" office:value="6144">
                <text:p>6144</text:p>
              </table:table-cell>
              <table:table-cell office:value-type="float" office:value="7.421">
                <text:p>7.421</text:p>
              </table:table-cell>
              <table:table-cell office:value-type="float" office:value="7.424">
                <text:p>7.424</text:p>
              </table:table-cell>
            </table:table-row>
            <table:table-row>
              <table:table-cell office:value-type="float" office:value="8192">
                <text:p>8192</text:p>
              </table:table-cell>
              <table:table-cell office:value-type="float" office:value="7.876">
                <text:p>7.876</text:p>
              </table:table-cell>
              <table:table-cell office:value-type="float" office:value="7.415">
                <text:p>7.415</text:p>
              </table:table-cell>
            </table:table-row>
            <table:table-row>
              <table:table-cell office:value-type="float" office:value="12288">
                <text:p>12288</text:p>
              </table:table-cell>
              <table:table-cell office:value-type="float" office:value="7.4">
                <text:p>7.4</text:p>
              </table:table-cell>
              <table:table-cell office:value-type="float" office:value="7.401">
                <text:p>7.401</text:p>
              </table:table-cell>
            </table:table-row>
            <table:table-row>
              <table:table-cell office:value-type="float" office:value="16384">
                <text:p>16384</text:p>
              </table:table-cell>
              <table:table-cell office:value-type="float" office:value="7.394">
                <text:p>7.394</text:p>
              </table:table-cell>
              <table:table-cell office:value-type="float" office:value="7.396">
                <text:p>7.396</text:p>
              </table:table-cell>
            </table:table-row>
            <table:table-row>
              <table:table-cell office:value-type="float" office:value="24576">
                <text:p>24576</text:p>
              </table:table-cell>
              <table:table-cell office:value-type="float" office:value="5.888">
                <text:p>5.888</text:p>
              </table:table-cell>
              <table:table-cell office:value-type="float" office:value="5.544">
                <text:p>5.544</text:p>
              </table:table-cell>
            </table:table-row>
            <table:table-row>
              <table:table-cell office:value-type="float" office:value="32768">
                <text:p>32768</text:p>
              </table:table-cell>
              <table:table-cell office:value-type="float" office:value="5.85">
                <text:p>5.85</text:p>
              </table:table-cell>
              <table:table-cell office:value-type="float" office:value="5.831">
                <text:p>5.831</text:p>
              </table:table-cell>
            </table:table-row>
            <table:table-row>
              <table:table-cell office:value-type="float" office:value="49152">
                <text:p>49152</text:p>
              </table:table-cell>
              <table:table-cell office:value-type="float" office:value="26.009">
                <text:p>26.009</text:p>
              </table:table-cell>
              <table:table-cell office:value-type="float" office:value="25.977">
                <text:p>25.977</text:p>
              </table:table-cell>
            </table:table-row>
            <table:table-row>
              <table:table-cell office:value-type="float" office:value="65536">
                <text:p>65536</text:p>
              </table:table-cell>
              <table:table-cell office:value-type="float" office:value="21.135">
                <text:p>21.135</text:p>
              </table:table-cell>
              <table:table-cell office:value-type="float" office:value="20.929">
                <text:p>20.929</text:p>
              </table:table-cell>
            </table:table-row>
            <table:table-row>
              <table:table-cell office:value-type="float" office:value="98304">
                <text:p>98304</text:p>
              </table:table-cell>
              <table:table-cell office:value-type="float" office:value="22.423">
                <text:p>22.423</text:p>
              </table:table-cell>
              <table:table-cell office:value-type="float" office:value="22.746">
                <text:p>22.746</text:p>
              </table:table-cell>
            </table:table-row>
            <table:table-row>
              <table:table-cell office:value-type="float" office:value="131072">
                <text:p>131072</text:p>
              </table:table-cell>
              <table:table-cell office:value-type="float" office:value="17.335">
                <text:p>17.335</text:p>
              </table:table-cell>
              <table:table-cell office:value-type="float" office:value="17.559">
                <text:p>17.559</text:p>
              </table:table-cell>
            </table:table-row>
            <table:table-row>
              <table:table-cell office:value-type="float" office:value="196608">
                <text:p>196608</text:p>
              </table:table-cell>
              <table:table-cell office:value-type="float" office:value="17.043">
                <text:p>17.043</text:p>
              </table:table-cell>
              <table:table-cell office:value-type="float" office:value="16.501">
                <text:p>16.501</text:p>
              </table:table-cell>
            </table:table-row>
            <table:table-row>
              <table:table-cell office:value-type="float" office:value="262144">
                <text:p>262144</text:p>
              </table:table-cell>
              <table:table-cell office:value-type="float" office:value="18.505">
                <text:p>18.505</text:p>
              </table:table-cell>
              <table:table-cell office:value-type="float" office:value="17.692">
                <text:p>17.692</text:p>
              </table:table-cell>
            </table:table-row>
            <table:table-row>
              <table:table-cell office:value-type="float" office:value="393216">
                <text:p>393216</text:p>
              </table:table-cell>
              <table:table-cell office:value-type="float" office:value="22.907">
                <text:p>22.907</text:p>
              </table:table-cell>
              <table:table-cell office:value-type="float" office:value="22.783">
                <text:p>22.783</text:p>
              </table:table-cell>
            </table:table-row>
            <table:table-row>
              <table:table-cell office:value-type="float" office:value="524288">
                <text:p>524288</text:p>
              </table:table-cell>
              <table:table-cell office:value-type="float" office:value="26.108">
                <text:p>26.108</text:p>
              </table:table-cell>
              <table:table-cell office:value-type="float" office:value="25.757">
                <text:p>25.757</text:p>
              </table:table-cell>
            </table:table-row>
            <table:table-row>
              <table:table-cell office:value-type="float" office:value="786432">
                <text:p>786432</text:p>
              </table:table-cell>
              <table:table-cell office:value-type="float" office:value="28.449">
                <text:p>28.449</text:p>
              </table:table-cell>
              <table:table-cell office:value-type="float" office:value="28.12">
                <text:p>28.12</text:p>
              </table:table-cell>
            </table:table-row>
            <table:table-row>
              <table:table-cell office:value-type="float" office:value="1048576">
                <text:p>1048576</text:p>
              </table:table-cell>
              <table:table-cell office:value-type="float" office:value="29.992">
                <text:p>29.992</text:p>
              </table:table-cell>
              <table:table-cell office:value-type="float" office:value="29.649">
                <text:p>29.649</text:p>
              </table:table-cell>
            </table:table-row>
            <table:table-row>
              <table:table-cell office:value-type="float" office:value="1572864">
                <text:p>1572864</text:p>
              </table:table-cell>
              <table:table-cell office:value-type="float" office:value="31.241">
                <text:p>31.241</text:p>
              </table:table-cell>
              <table:table-cell office:value-type="float" office:value="30.689">
                <text:p>30.689</text:p>
              </table:table-cell>
            </table:table-row>
            <table:table-row>
              <table:table-cell office:value-type="float" office:value="2097152">
                <text:p>2097152</text:p>
              </table:table-cell>
              <table:table-cell office:value-type="float" office:value="34.723">
                <text:p>34.723</text:p>
              </table:table-cell>
              <table:table-cell office:value-type="float" office:value="34.045">
                <text:p>34.045</text:p>
              </table:table-cell>
            </table:table-row>
            <table:table-row>
              <table:table-cell office:value-type="float" office:value="3145728">
                <text:p>3145728</text:p>
              </table:table-cell>
              <table:table-cell office:value-type="float" office:value="39.746">
                <text:p>39.746</text:p>
              </table:table-cell>
              <table:table-cell office:value-type="float" office:value="37.771">
                <text:p>37.771</text:p>
              </table:table-cell>
            </table:table-row>
            <table:table-row>
              <table:table-cell office:value-type="float" office:value="4194304">
                <text:p>4194304</text:p>
              </table:table-cell>
              <table:table-cell office:value-type="float" office:value="111.822">
                <text:p>111.822</text:p>
              </table:table-cell>
              <table:table-cell office:value-type="float" office:value="106.648">
                <text:p>106.648</text:p>
              </table:table-cell>
            </table:table-row>
            <table:table-row>
              <table:table-cell office:value-type="float" office:value="6291456">
                <text:p>6291456</text:p>
              </table:table-cell>
              <table:table-cell office:value-type="float" office:value="226.111">
                <text:p>226.111</text:p>
              </table:table-cell>
              <table:table-cell office:value-type="float" office:value="226.48">
                <text:p>226.48</text:p>
              </table:table-cell>
            </table:table-row>
            <table:table-row>
              <table:table-cell office:value-type="float" office:value="8388608">
                <text:p>8388608</text:p>
              </table:table-cell>
              <table:table-cell office:value-type="float" office:value="234.436">
                <text:p>234.436</text:p>
              </table:table-cell>
              <table:table-cell office:value-type="float" office:value="234.897">
                <text:p>234.897</text:p>
              </table:table-cell>
            </table:table-row>
            <table:table-row>
              <table:table-cell office:value-type="float" office:value="12582912">
                <text:p>12582912</text:p>
              </table:table-cell>
              <table:table-cell office:value-type="float" office:value="259.069">
                <text:p>259.069</text:p>
              </table:table-cell>
              <table:table-cell office:value-type="float" office:value="257.813">
                <text:p>257.813</text:p>
              </table:table-cell>
            </table:table-row>
            <table:table-row>
              <table:table-cell office:value-type="float" office:value="16777216">
                <text:p>16777216</text:p>
              </table:table-cell>
              <table:table-cell office:value-type="float" office:value="266.768">
                <text:p>266.768</text:p>
              </table:table-cell>
              <table:table-cell office:value-type="float" office:value="266.587">
                <text:p>266.587</text:p>
              </table:table-cell>
            </table:table-row>
            <table:table-row>
              <table:table-cell office:value-type="float" office:value="25165824">
                <text:p>25165824</text:p>
              </table:table-cell>
              <table:table-cell office:value-type="float" office:value="268.098">
                <text:p>268.098</text:p>
              </table:table-cell>
              <table:table-cell office:value-type="float" office:value="273.026">
                <text:p>273.026</text:p>
              </table:table-cell>
            </table:table-row>
            <table:table-row>
              <table:table-cell office:value-type="float" office:value="33554432">
                <text:p>33554432</text:p>
              </table:table-cell>
              <table:table-cell office:value-type="float" office:value="270.481">
                <text:p>270.481</text:p>
              </table:table-cell>
              <table:table-cell office:value-type="float" office:value="266.557">
                <text:p>266.557</text:p>
              </table:table-cell>
            </table:table-row>
            <table:table-row>
              <table:table-cell office:value-type="float" office:value="50331648">
                <text:p>50331648</text:p>
              </table:table-cell>
              <table:table-cell office:value-type="float" office:value="277.792">
                <text:p>277.792</text:p>
              </table:table-cell>
              <table:table-cell office:value-type="float" office:value="281.097">
                <text:p>281.09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